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722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1.2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6" style:family="table-cell" style:parent-style-name="Default" style:data-style-name="N0"/>
    <style:style style:name="ce8" style:family="table-cell" style:parent-style-name="Default" style:data-style-name="N81"/>
    <style:style style:name="ce3" style:family="table-cell" style:parent-style-name="Default" style:data-style-name="N81">
      <style:table-cell-properties style:text-align-source="fix" style:repeat-content="false" fo:wrap-option="wrap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ackground-color="#ffff00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" style:family="table-cell" style:parent-style-name="Default" style:data-style-name="N8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0" style:family="table-cell" style:parent-style-name="Default" style:data-style-name="N81">
      <style:table-cell-properties fo:border="0.06pt solid #000000"/>
    </style:style>
    <style:style style:name="ce14" style:family="table-cell" style:parent-style-name="Default" style:data-style-name="N81">
      <style:table-cell-properties fo:background-color="#ffff00" fo:border="0.06pt solid #000000"/>
    </style:style>
    <style:style style:name="ce5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11">
      <style:table-cell-properties fo:border="0.06pt solid #000000"/>
    </style:style>
    <style:style style:name="ce15" style:family="table-cell" style:parent-style-name="Default" style:data-style-name="N11">
      <style:table-cell-properties fo:background-color="#ffff00" fo:border="0.06pt solid #000000"/>
    </style:style>
    <style:style style:name="ce34" style:family="table-cell" style:parent-style-name="Default" style:data-style-name="N8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9" style:family="table-cell" style:parent-style-name="Default" style:data-style-name="N1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Gráfico 1" draw:style-name="gr1" svg:width="21.394cm" svg:height="13.758cm" svg:x="73.605cm" svg:y="12.912cm">
            <draw:object draw:notify-on-update-of-ranges="Sheet1.BD4:Sheet1.BD14 Sheet1.BK3:Sheet1.BK3 Sheet1.BK4:Sheet1.BK14 Sheet1.BN3:Sheet1.BN3 Sheet1.BN4:Sheet1.B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5" table:default-cell-style-name="ce16"/>
        <table:table-column table:style-name="co3" table:default-cell-style-name="ce16"/>
        <table:table-column table:style-name="co2" table:default-cell-style-name="ce16"/>
        <table:table-column table:style-name="co6" table:default-cell-style-name="ce16"/>
        <table:table-column table:style-name="co3" table:number-columns-repeated="3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5" table:default-cell-style-name="ce16"/>
        <table:table-column table:style-name="co3" table:default-cell-style-name="ce16"/>
        <table:table-column table:style-name="co2" table:default-cell-style-name="ce16"/>
        <table:table-column table:style-name="co6" table:default-cell-style-name="ce16"/>
        <table:table-column table:style-name="co3" table:number-columns-repeated="30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7" table:default-cell-style-name="ce16"/>
        <table:table-column table:style-name="co10" table:default-cell-style-name="ce16"/>
        <table:table-column table:style-name="co3" table:number-columns-repeated="16319" table:default-cell-style-name="ce16"/>
        <table:table-row table:style-name="ro1"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21" office:value-type="string" calcext:value-type="string" table:number-columns-spanned="12" table:number-rows-spanned="1">
            <text:p>GPU</text:p>
          </table:table-cell>
          <table:covered-table-cell table:number-columns-repeated="11"/>
          <table:table-cell table:style-name="ce5"/>
          <table:table-cell table:style-name="ce2"/>
          <table:table-cell table:style-name="ce34" office:value-type="string" calcext:value-type="string" table:number-columns-spanned="8" table:number-rows-spanned="1">
            <text:p>CPU</text:p>
          </table:table-cell>
          <table:covered-table-cell table:number-columns-repeated="7"/>
          <table:table-cell table:number-columns-repeated="4"/>
          <table:table-cell table:style-name="ce2" table:number-columns-repeated="16305"/>
        </table:table-row>
        <table:table-row table:style-name="ro1">
          <table:table-cell table:style-name="ce2" table:number-columns-repeated="4"/>
          <table:table-cell table:style-name="ce3" office:value-type="float" office:value="1" calcext:value-type="float">
            <text:p>1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2" calcext:value-type="float">
            <text:p>2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3" calcext:value-type="float">
            <text:p>3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4" calcext:value-type="float">
            <text:p>4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21" office:value-type="string" calcext:value-type="string" table:number-columns-spanned="2" table:number-rows-spanned="1">
            <text:p>Grid</text:p>
          </table:table-cell>
          <table:covered-table-cell/>
          <table:table-cell table:style-name="ce18" office:value-type="string" calcext:value-type="string" table:number-columns-spanned="2" table:number-rows-spanned="1">
            <text:p>Block</text:p>
          </table:table-cell>
          <table:covered-table-cell/>
          <table:table-cell table:style-name="ce6" table:number-columns-repeated="7"/>
          <table:table-cell table:style-name="ce5" table:number-columns-repeated="2"/>
          <table:table-cell table:style-name="ce2"/>
          <table:table-cell table:style-name="ce34" office:value-type="string" calcext:value-type="string" table:number-columns-spanned="7" table:number-rows-spanned="1">
            <text:p>Time (s)</text:p>
          </table:table-cell>
          <table:covered-table-cell table:number-columns-repeated="6"/>
          <table:table-cell table:style-name="ce19" office:value-type="string" calcext:value-type="string" table:number-columns-spanned="1" table:number-rows-spanned="2">
            <text:p>SD/Ave</text:p>
          </table:table-cell>
          <table:table-cell table:number-columns-repeated="4"/>
          <table:table-cell table:style-name="ce2" table:number-columns-repeated="16305"/>
        </table:table-row>
        <table:table-row table:style-name="ro2">
          <table:table-cell table:style-name="ce2" table:number-columns-repeated="4"/>
          <table:table-cell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table-cell table:style-name="ce5" office:value-type="string" calcext:value-type="string">
            <text:p>SD/Ave</text:p>
          </table:table-cell>
          <table:table-cell table:style-name="ce5" office:value-type="string" calcext:value-type="string">
            <text:p>Theorical Value</text:p>
          </table:table-cell>
          <table:table-cell table:style-name="ce2"/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covered-table-cell/>
          <table:table-cell table:number-columns-repeated="4"/>
          <table:table-cell table:style-name="ce2" table:number-columns-repeated="16305"/>
        </table:table-row>
        <table:table-row table:style-name="ro1">
          <table:table-cell office:value-type="string" calcext:value-type="string">
            <text:p>./incOrderRow0 Starting...Using Device 0: GeForce GTX 1660 TiTotal data size: 4194304The initialization of host data took 1.047e-02 secondsThe transfer of 4194304 bytes from the host to the device took </text:p>
          </table:table-cell>
          <table:table-cell table:style-name="ce8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8" office:value-type="float" office:value="0.23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99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62" calcext:value-type="float">
            <text:p>8.66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66e-02 secondsThe transfer of 4194304 bytes from the host to the device took </text:p>
          </table:table-cell>
          <table:table-cell table:style-name="ce8" office:value-type="float" office:value="0.0002808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8" office:value-type="float" office:value="0.2337" calcext:value-type="float">
            <text:p>2.34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65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87" calcext:value-type="float">
            <text:p>8.79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5e-02 secondsThe transfer of 4194304 bytes from the host to the device took </text:p>
          </table:table-cell>
          <table:table-cell table:style-name="ce8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8" office:value-type="float" office:value="0.2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7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544" calcext:value-type="float">
            <text:p>8.54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120e-02 secondsThe transfer of 4194304 bytes from the host to the device took </text:p>
          </table:table-cell>
          <table:table-cell table:style-name="ce8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8" office:value-type="float" office:value="0.2358" calcext:value-type="float">
            <text:p>2.36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801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979" calcext:value-type="float">
            <text:p>8.98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6e-02 secondsThe transfer of 4194304 bytes from the host to the device took </text:p>
          </table:table-cell>
          <table:table-cell table:style-name="ce8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8" office:value-type="float" office:value="0.2373" calcext:value-type="float">
            <text:p>2.37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36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538" calcext:value-type="float">
            <text:p>8.5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¹⁰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⁰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4]+[.E4]+[.G4]" office:value-type="float" office:value="0.2345323" calcext:value-type="float">
            <text:p>2.35E-01</text:p>
          </table:table-cell>
          <table:table-cell table:style-name="ce10" table:formula="of:=[.L4]+[.O4]+[.Q4]" office:value-type="float" office:value="0.2349273" calcext:value-type="float">
            <text:p>2.35E-01</text:p>
          </table:table-cell>
          <table:table-cell table:style-name="ce10" table:formula="of:=[.V4]+[.Y4]+[.AA4]" office:value-type="float" office:value="0.2342275" calcext:value-type="float">
            <text:p>2.34E-01</text:p>
          </table:table-cell>
          <table:table-cell table:style-name="ce10" table:formula="of:=[.AF4]+[.AI4]+[.AK4]" office:value-type="float" office:value="0.2370606" calcext:value-type="float">
            <text:p>2.37E-01</text:p>
          </table:table-cell>
          <table:table-cell table:style-name="ce10" table:formula="of:=[.AP4]+[.AS4]+[.AU4]" office:value-type="float" office:value="0.2385341" calcext:value-type="float">
            <text:p>2.39E-01</text:p>
          </table:table-cell>
          <table:table-cell table:style-name="ce10" table:formula="of:=AVERAGE([.$BF4:.$BJ4])" office:value-type="float" office:value="0.23585636" calcext:value-type="float">
            <text:p>2.36E-01</text:p>
          </table:table-cell>
          <table:table-cell table:style-name="ce10" table:formula="of:=STDEV([.$BF4:.$BK4])" office:value-type="float" office:value="0.00166673079721952" calcext:value-type="float">
            <text:p>1.67E-03</text:p>
          </table:table-cell>
          <table:table-cell table:style-name="ce11" table:formula="of:=[.BL4]/[.BK4]" office:value-type="percentage" office:value="0.00706671974934031" calcext:value-type="percentage">
            <text:p>0.71%</text:p>
          </table:table-cell>
          <table:table-cell table:style-name="ce10" table:formula="of:=[.BK4]" office:value-type="float" office:value="0.23585636" calcext:value-type="float">
            <text:p>2.36E-01</text:p>
          </table:table-cell>
          <table:table-cell/>
          <table:table-cell table:style-name="ce10" table:formula="of:=[.J4]" office:value-type="float" office:value="8.662" calcext:value-type="float">
            <text:p>8.66E+00</text:p>
          </table:table-cell>
          <table:table-cell table:style-name="ce10" table:formula="of:=[.T4]" office:value-type="float" office:value="8.787" calcext:value-type="float">
            <text:p>8.79E+00</text:p>
          </table:table-cell>
          <table:table-cell table:style-name="ce10" table:formula="of:=[.AD4]" office:value-type="float" office:value="8.544" calcext:value-type="float">
            <text:p>8.54E+00</text:p>
          </table:table-cell>
          <table:table-cell table:style-name="ce10" table:formula="of:=[.AN4]" office:value-type="float" office:value="8.979" calcext:value-type="float">
            <text:p>8.98E+00</text:p>
          </table:table-cell>
          <table:table-cell table:style-name="ce10" table:formula="of:=[.AX4]" office:value-type="float" office:value="8.538" calcext:value-type="float">
            <text:p>8.54E+00</text:p>
          </table:table-cell>
          <table:table-cell table:style-name="ce10" table:formula="of:=AVERAGE([.$BP4:.$BT4])" office:value-type="float" office:value="8.702" calcext:value-type="float">
            <text:p>8.70E+00</text:p>
          </table:table-cell>
          <table:table-cell table:style-name="ce10" table:formula="of:=STDEV([.$BP4:.$BT4])" office:value-type="float" office:value="0.185346971920234" calcext:value-type="float">
            <text:p>1.85E-01</text:p>
          </table:table-cell>
          <table:table-cell table:style-name="ce11" table:formula="of:=[.BV4]/[.BU4]" office:value-type="percentage" office:value="0.0212993532429595" calcext:value-type="percentage">
            <text:p>2.13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1 Starting...Using Device 0: GeForce GTX 1660 TiTotal data size: 4194304The initialization of host data took 1.100e-02 secondsThe transfer of 4194304 bytes from the host to the device took </text:p>
          </table:table-cell>
          <table:table-cell table:style-name="ce8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8" office:value-type="float" office:value="0.2063" calcext:value-type="float">
            <text:p>2.06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755" calcext:value-type="float">
            <text:p>9.7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963" calcext:value-type="float">
            <text:p>8.9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054e-02 secondsThe transfer of 4194304 bytes from the host to the device took </text:p>
          </table:table-cell>
          <table:table-cell table:style-name="ce8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8" office:value-type="float" office:value="0.2095" calcext:value-type="float">
            <text:p>2.1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07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564" calcext:value-type="float">
            <text:p>8.5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228e-02 secondsThe transfer of 4194304 bytes from the host to the device took </text:p>
          </table:table-cell>
          <table:table-cell table:style-name="ce8" office:value-type="float" office:value="0.0003145" calcext:value-type="float">
            <text:p>3.1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8" office:value-type="float" office:value="0.2073" calcext:value-type="float">
            <text:p>2.07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1229" calcext:value-type="float">
            <text:p>1.23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43" calcext:value-type="float">
            <text:p>8.74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77e-02 secondsThe transfer of 4194304 bytes from the host to the device took </text:p>
          </table:table-cell>
          <table:table-cell table:style-name="ce8" office:value-type="float" office:value="0.0002875" calcext:value-type="float">
            <text:p>2.8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8" office:value-type="float" office:value="0.2057" calcext:value-type="float">
            <text:p>2.06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945" calcext:value-type="float">
            <text:p>9.9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29" calcext:value-type="float">
            <text:p>8.63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93e-02 secondsThe transfer of 4194304 bytes from the host to the device took </text:p>
          </table:table-cell>
          <table:table-cell table:style-name="ce8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8" office:value-type="float" office:value="0.2101" calcext:value-type="float">
            <text:p>2.1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831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72" calcext:value-type="float">
            <text:p>8.7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⁹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¹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5]+[.E5]+[.G5]" office:value-type="float" office:value="0.2075585" calcext:value-type="float">
            <text:p>2.08E-01</text:p>
          </table:table-cell>
          <table:table-cell table:style-name="ce10" table:formula="of:=[.L5]+[.O5]+[.Q5]" office:value-type="float" office:value="0.2107331" calcext:value-type="float">
            <text:p>2.11E-01</text:p>
          </table:table-cell>
          <table:table-cell table:style-name="ce10" table:formula="of:=[.V5]+[.Y5]+[.AA5]" office:value-type="float" office:value="0.2088435" calcext:value-type="float">
            <text:p>2.09E-01</text:p>
          </table:table-cell>
          <table:table-cell table:style-name="ce10" table:formula="of:=[.AF5]+[.AI5]+[.AK5]" office:value-type="float" office:value="0.206982" calcext:value-type="float">
            <text:p>2.07E-01</text:p>
          </table:table-cell>
          <table:table-cell table:style-name="ce10" table:formula="of:=[.AP5]+[.AS5]+[.AU5]" office:value-type="float" office:value="0.2113654" calcext:value-type="float">
            <text:p>2.11E-01</text:p>
          </table:table-cell>
          <table:table-cell table:style-name="ce10" table:formula="of:=AVERAGE([.$BF5:.$BJ5])" office:value-type="float" office:value="0.2090965" calcext:value-type="float">
            <text:p>2.09E-01</text:p>
          </table:table-cell>
          <table:table-cell table:style-name="ce10" table:formula="of:=STDEV([.$BF5:.$BK5])" office:value-type="float" office:value="0.00171621269194701" calcext:value-type="float">
            <text:p>1.72E-03</text:p>
          </table:table-cell>
          <table:table-cell table:style-name="ce11" table:formula="of:=[.BL5]/[.BK5]" office:value-type="percentage" office:value="0.00820775427588222" calcext:value-type="percentage">
            <text:p>0.82%</text:p>
          </table:table-cell>
          <table:table-cell table:style-name="ce10" table:formula="of:=[.BN4]/2" office:value-type="float" office:value="0.11792818" calcext:value-type="float">
            <text:p>1.18E-01</text:p>
          </table:table-cell>
          <table:table-cell/>
          <table:table-cell table:style-name="ce10" table:formula="of:=[.J5]" office:value-type="float" office:value="8.963" calcext:value-type="float">
            <text:p>8.96E+00</text:p>
          </table:table-cell>
          <table:table-cell table:style-name="ce10" table:formula="of:=[.T5]" office:value-type="float" office:value="8.564" calcext:value-type="float">
            <text:p>8.56E+00</text:p>
          </table:table-cell>
          <table:table-cell table:style-name="ce10" table:formula="of:=[.AD5]" office:value-type="float" office:value="8.743" calcext:value-type="float">
            <text:p>8.74E+00</text:p>
          </table:table-cell>
          <table:table-cell table:style-name="ce10" table:formula="of:=[.AN5]" office:value-type="float" office:value="8.629" calcext:value-type="float">
            <text:p>8.63E+00</text:p>
          </table:table-cell>
          <table:table-cell table:style-name="ce10" table:formula="of:=[.AX5]" office:value-type="float" office:value="8.772" calcext:value-type="float">
            <text:p>8.77E+00</text:p>
          </table:table-cell>
          <table:table-cell table:style-name="ce10" table:formula="of:=AVERAGE([.$BP5:.$BT5])" office:value-type="float" office:value="8.7342" calcext:value-type="float">
            <text:p>8.73E+00</text:p>
          </table:table-cell>
          <table:table-cell table:style-name="ce10" table:formula="of:=STDEV([.$BP5:.$BT5])" office:value-type="float" office:value="0.153208028510258" calcext:value-type="float">
            <text:p>1.53E-01</text:p>
          </table:table-cell>
          <table:table-cell table:style-name="ce11" table:formula="of:=[.BV5]/[.BU5]" office:value-type="percentage" office:value="0.0175411633017629" calcext:value-type="percentage">
            <text:p>1.75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/incOrderRow2 Starting...Using Device 0: GeForce GTX 1660 TiTotal data size: 4194304The initialization of host data took 1.780e-02 secondsThe transfer of 4194304 bytes from the host to the device took </text:p>
          </table:table-cell>
          <table:table-cell table:style-name="ce8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8" office:value-type="float" office:value="0.1547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1002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38" calcext:value-type="float">
            <text:p>9.04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90e-02 secondsThe transfer of 4194304 bytes from the host to the device took </text:p>
          </table:table-cell>
          <table:table-cell table:style-name="ce8" office:value-type="float" office:value="0.0002796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8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82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183" calcext:value-type="float">
            <text:p>9.18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5e-02 secondsThe transfer of 4194304 bytes from the host to the device took </text:p>
          </table:table-cell>
          <table:table-cell table:style-name="ce8" office:value-type="float" office:value="0.0002812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8" office:value-type="float" office:value="0.1586" calcext:value-type="float">
            <text:p>1.59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76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61" calcext:value-type="float">
            <text:p>8.66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102e-02 secondsThe transfer of 4194304 bytes from the host to the device took </text:p>
          </table:table-cell>
          <table:table-cell table:style-name="ce8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8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38" calcext:value-type="float">
            <text:p>9.6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11" calcext:value-type="float">
            <text:p>9.01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6e-02 secondsThe transfer of 4194304 bytes from the host to the device took </text:p>
          </table:table-cell>
          <table:table-cell table:style-name="ce8" office:value-type="float" office:value="0.0002804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8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39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39" calcext:value-type="float">
            <text:p>8.6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⁸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²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6]+[.E6]+[.G6]" office:value-type="float" office:value="0.155985" calcext:value-type="float">
            <text:p>1.56E-01</text:p>
          </table:table-cell>
          <table:table-cell table:style-name="ce10" table:formula="of:=[.L6]+[.O6]+[.Q6]" office:value-type="float" office:value="0.1564478" calcext:value-type="float">
            <text:p>1.56E-01</text:p>
          </table:table-cell>
          <table:table-cell table:style-name="ce10" table:formula="of:=[.V6]+[.Y6]+[.AA6]" office:value-type="float" office:value="0.1598288" calcext:value-type="float">
            <text:p>1.60E-01</text:p>
          </table:table-cell>
          <table:table-cell table:style-name="ce10" table:formula="of:=[.AF6]+[.AI6]+[.AK6]" office:value-type="float" office:value="0.1562454" calcext:value-type="float">
            <text:p>1.56E-01</text:p>
          </table:table-cell>
          <table:table-cell table:style-name="ce10" table:formula="of:=[.AP6]+[.AS6]+[.AU6]" office:value-type="float" office:value="0.1565343" calcext:value-type="float">
            <text:p>1.57E-01</text:p>
          </table:table-cell>
          <table:table-cell table:style-name="ce10" table:formula="of:=AVERAGE([.$BF6:.$BJ6])" office:value-type="float" office:value="0.15700826" calcext:value-type="float">
            <text:p>1.57E-01</text:p>
          </table:table-cell>
          <table:table-cell table:style-name="ce10" table:formula="of:=STDEV([.$BF6:.$BK6])" office:value-type="float" office:value="0.0014228995601939" calcext:value-type="float">
            <text:p>1.42E-03</text:p>
          </table:table-cell>
          <table:table-cell table:style-name="ce11" table:formula="of:=[.BL6]/[.BK6]" office:value-type="percentage" office:value="0.00906257772803737" calcext:value-type="percentage">
            <text:p>0.91%</text:p>
          </table:table-cell>
          <table:table-cell table:style-name="ce10" table:formula="of:=[.BN5]/2" office:value-type="float" office:value="0.05896409" calcext:value-type="float">
            <text:p>5.90E-02</text:p>
          </table:table-cell>
          <table:table-cell/>
          <table:table-cell table:style-name="ce10" table:formula="of:=[.J6]" office:value-type="float" office:value="9.038" calcext:value-type="float">
            <text:p>9.04E+00</text:p>
          </table:table-cell>
          <table:table-cell table:style-name="ce10" table:formula="of:=[.T6]" office:value-type="float" office:value="9.183" calcext:value-type="float">
            <text:p>9.18E+00</text:p>
          </table:table-cell>
          <table:table-cell table:style-name="ce10" table:formula="of:=[.AD6]" office:value-type="float" office:value="8.661" calcext:value-type="float">
            <text:p>8.66E+00</text:p>
          </table:table-cell>
          <table:table-cell table:style-name="ce10" table:formula="of:=[.AN6]" office:value-type="float" office:value="9.011" calcext:value-type="float">
            <text:p>9.01E+00</text:p>
          </table:table-cell>
          <table:table-cell table:style-name="ce10" table:formula="of:=[.AX6]" office:value-type="float" office:value="8.639" calcext:value-type="float">
            <text:p>8.64E+00</text:p>
          </table:table-cell>
          <table:table-cell table:style-name="ce10" table:formula="of:=AVERAGE([.$BP6:.$BT6])" office:value-type="float" office:value="8.9064" calcext:value-type="float">
            <text:p>8.91E+00</text:p>
          </table:table-cell>
          <table:table-cell table:style-name="ce10" table:formula="of:=STDEV([.$BP6:.$BT6])" office:value-type="float" office:value="0.243151804435007" calcext:value-type="float">
            <text:p>2.43E-01</text:p>
          </table:table-cell>
          <table:table-cell table:style-name="ce11" table:formula="of:=[.BV6]/[.BU6]" office:value-type="percentage" office:value="0.0273007954319374" calcext:value-type="percentage">
            <text:p>2.73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3 Starting...Using Device 0: GeForce GTX 1660 TiTotal data size: 4194304The initialization of host data took 1.062e-02 secondsThe transfer of 4194304 bytes from the host to the device took </text:p>
          </table:table-cell>
          <table:table-cell table:style-name="ce8" office:value-type="float" office:value="0.0002831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8" office:value-type="float" office:value="0.1533" calcext:value-type="float">
            <text:p>1.5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06" calcext:value-type="float">
            <text:p>9.6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62" calcext:value-type="float">
            <text:p>8.7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100e-02 secondsThe transfer of 4194304 bytes from the host to the device took </text:p>
          </table:table-cell>
          <table:table-cell table:style-name="ce8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8" office:value-type="float" office:value="0.154" calcext:value-type="float">
            <text:p>1.54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92" calcext:value-type="float">
            <text:p>9.6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33" calcext:value-type="float">
            <text:p>9.03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54e-02 secondsThe transfer of 4194304 bytes from the host to the device took </text:p>
          </table:table-cell>
          <table:table-cell table:style-name="ce8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8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45" calcext:value-type="float">
            <text:p>9.4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851e-02 secondsThe transfer of 4194304 bytes from the host to the device took </text:p>
          </table:table-cell>
          <table:table-cell table:style-name="ce8" office:value-type="float" office:value="0.0002848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8" office:value-type="float" office:value="0.1517" calcext:value-type="float">
            <text:p>1.52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1003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108" calcext:value-type="float">
            <text:p>9.11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73e-02 secondsThe transfer of 4194304 bytes from the host to the device took </text:p>
          </table:table-cell>
          <table:table-cell table:style-name="ce8" office:value-type="float" office:value="0.0002807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8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86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26" calcext:value-type="float">
            <text:p>8.73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⁷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³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7]+[.E7]+[.G7]" office:value-type="float" office:value="0.1545437" calcext:value-type="float">
            <text:p>1.55E-01</text:p>
          </table:table-cell>
          <table:table-cell table:style-name="ce10" table:formula="of:=[.L7]+[.O7]+[.Q7]" office:value-type="float" office:value="0.1552515" calcext:value-type="float">
            <text:p>1.55E-01</text:p>
          </table:table-cell>
          <table:table-cell table:style-name="ce10" table:formula="of:=[.V7]+[.Y7]+[.AA7]" office:value-type="float" office:value="0.1544251" calcext:value-type="float">
            <text:p>1.54E-01</text:p>
          </table:table-cell>
          <table:table-cell table:style-name="ce10" table:formula="of:=[.AF7]+[.AI7]+[.AK7]" office:value-type="float" office:value="0.1529878" calcext:value-type="float">
            <text:p>1.53E-01</text:p>
          </table:table-cell>
          <table:table-cell table:style-name="ce10" table:formula="of:=[.AP7]+[.AS7]+[.AU7]" office:value-type="float" office:value="0.1565293" calcext:value-type="float">
            <text:p>1.57E-01</text:p>
          </table:table-cell>
          <table:table-cell table:style-name="ce10" table:formula="of:=AVERAGE([.$BF7:.$BJ7])" office:value-type="float" office:value="0.15474748" calcext:value-type="float">
            <text:p>1.55E-01</text:p>
          </table:table-cell>
          <table:table-cell table:style-name="ce10" table:formula="of:=STDEV([.$BF7:.$BK7])" office:value-type="float" office:value="0.0011550625548428" calcext:value-type="float">
            <text:p>1.16E-03</text:p>
          </table:table-cell>
          <table:table-cell table:style-name="ce11" table:formula="of:=[.BL7]/[.BK7]" office:value-type="percentage" office:value="0.00746417683081369" calcext:value-type="percentage">
            <text:p>0.75%</text:p>
          </table:table-cell>
          <table:table-cell table:style-name="ce10" table:formula="of:=[.BN6]/2" office:value-type="float" office:value="0.029482045" calcext:value-type="float">
            <text:p>2.95E-02</text:p>
          </table:table-cell>
          <table:table-cell/>
          <table:table-cell table:style-name="ce10" table:formula="of:=[.J7]" office:value-type="float" office:value="8.762" calcext:value-type="float">
            <text:p>8.76E+00</text:p>
          </table:table-cell>
          <table:table-cell table:style-name="ce10" table:formula="of:=[.T7]" office:value-type="float" office:value="9.033" calcext:value-type="float">
            <text:p>9.03E+00</text:p>
          </table:table-cell>
          <table:table-cell table:style-name="ce10" table:formula="of:=[.AD7]" office:value-type="float" office:value="8.657" calcext:value-type="float">
            <text:p>8.66E+00</text:p>
          </table:table-cell>
          <table:table-cell table:style-name="ce10" table:formula="of:=[.AN7]" office:value-type="float" office:value="9.108" calcext:value-type="float">
            <text:p>9.11E+00</text:p>
          </table:table-cell>
          <table:table-cell table:style-name="ce10" table:formula="of:=[.AX7]" office:value-type="float" office:value="8.726" calcext:value-type="float">
            <text:p>8.73E+00</text:p>
          </table:table-cell>
          <table:table-cell table:style-name="ce10" table:formula="of:=AVERAGE([.$BP7:.$BT7])" office:value-type="float" office:value="8.8572" calcext:value-type="float">
            <text:p>8.86E+00</text:p>
          </table:table-cell>
          <table:table-cell table:style-name="ce10" table:formula="of:=STDEV([.$BP7:.$BT7])" office:value-type="float" office:value="0.200101724130503" calcext:value-type="float">
            <text:p>2.00E-01</text:p>
          </table:table-cell>
          <table:table-cell table:style-name="ce11" table:formula="of:=[.BV7]/[.BU7]" office:value-type="percentage" office:value="0.0225919843890285" calcext:value-type="percentage">
            <text:p>2.26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4 Starting...Using Device 0: GeForce GTX 1660 TiTotal data size: 4194304The initialization of host data took 1.061e-02 secondsThe transfer of 4194304 bytes from the host to the device took </text:p>
          </table:table-cell>
          <table:table-cell table:style-name="ce8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8" office:value-type="float" office:value="0.1525" calcext:value-type="float">
            <text:p>1.5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71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03" calcext:value-type="float">
            <text:p>8.70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101e-02 secondsThe transfer of 4194304 bytes from the host to the device took </text:p>
          </table:table-cell>
          <table:table-cell table:style-name="ce8" office:value-type="float" office:value="0.0002814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8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721" calcext:value-type="float">
            <text:p>9.7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72" calcext:value-type="float">
            <text:p>9.07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52e-02 secondsThe transfer of 4194304 bytes from the host to the device took </text:p>
          </table:table-cell>
          <table:table-cell table:style-name="ce8" office:value-type="float" office:value="0.0002797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8" office:value-type="float" office:value="0.1527" calcext:value-type="float">
            <text:p>1.5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99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36" calcext:value-type="float">
            <text:p>8.74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67e-02 secondsThe transfer of 4194304 bytes from the host to the device took </text:p>
          </table:table-cell>
          <table:table-cell table:style-name="ce8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8" office:value-type="float" office:value="0.1528" calcext:value-type="float">
            <text:p>1.5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12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886" calcext:value-type="float">
            <text:p>8.89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97e-02 secondsThe transfer of 4194304 bytes from the host to the device took </text:p>
          </table:table-cell>
          <table:table-cell table:style-name="ce8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8" office:value-type="float" office:value="0.152" calcext:value-type="float">
            <text:p>1.52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8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03" calcext:value-type="float">
            <text:p>9.00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⁶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⁴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8]+[.E8]+[.G8]" office:value-type="float" office:value="0.1537277" calcext:value-type="float">
            <text:p>1.54E-01</text:p>
          </table:table-cell>
          <table:table-cell table:style-name="ce10" table:formula="of:=[.L8]+[.O8]+[.Q8]" office:value-type="float" office:value="0.1544535" calcext:value-type="float">
            <text:p>1.54E-01</text:p>
          </table:table-cell>
          <table:table-cell table:style-name="ce10" table:formula="of:=[.V8]+[.Y8]+[.AA8]" office:value-type="float" office:value="0.1539396" calcext:value-type="float">
            <text:p>1.54E-01</text:p>
          </table:table-cell>
          <table:table-cell table:style-name="ce10" table:formula="of:=[.AF8]+[.AI8]+[.AK8]" office:value-type="float" office:value="0.1540323" calcext:value-type="float">
            <text:p>1.54E-01</text:p>
          </table:table-cell>
          <table:table-cell table:style-name="ce10" table:formula="of:=[.AP8]+[.AS8]+[.AU8]" office:value-type="float" office:value="0.1532638" calcext:value-type="float">
            <text:p>1.53E-01</text:p>
          </table:table-cell>
          <table:table-cell table:style-name="ce10" table:formula="of:=AVERAGE([.$BF8:.$BJ8])" office:value-type="float" office:value="0.15388338" calcext:value-type="float">
            <text:p>1.54E-01</text:p>
          </table:table-cell>
          <table:table-cell table:style-name="ce10" table:formula="of:=STDEV([.$BF8:.$BK8])" office:value-type="float" office:value="0.000389484353472637" calcext:value-type="float">
            <text:p>3.89E-04</text:p>
          </table:table-cell>
          <table:table-cell table:style-name="ce11" table:formula="of:=[.BL8]/[.BK8]" office:value-type="percentage" office:value="0.00253103586282442" calcext:value-type="percentage">
            <text:p>0.25%</text:p>
          </table:table-cell>
          <table:table-cell table:style-name="ce10" table:formula="of:=[.BN7]/2" office:value-type="float" office:value="0.0147410225" calcext:value-type="float">
            <text:p>1.47E-02</text:p>
          </table:table-cell>
          <table:table-cell/>
          <table:table-cell table:style-name="ce10" table:formula="of:=[.J8]" office:value-type="float" office:value="8.703" calcext:value-type="float">
            <text:p>8.70E+00</text:p>
          </table:table-cell>
          <table:table-cell table:style-name="ce10" table:formula="of:=[.T8]" office:value-type="float" office:value="9.072" calcext:value-type="float">
            <text:p>9.07E+00</text:p>
          </table:table-cell>
          <table:table-cell table:style-name="ce10" table:formula="of:=[.AD8]" office:value-type="float" office:value="8.736" calcext:value-type="float">
            <text:p>8.74E+00</text:p>
          </table:table-cell>
          <table:table-cell table:style-name="ce10" table:formula="of:=[.AN8]" office:value-type="float" office:value="8.886" calcext:value-type="float">
            <text:p>8.89E+00</text:p>
          </table:table-cell>
          <table:table-cell table:style-name="ce10" table:formula="of:=[.AX8]" office:value-type="float" office:value="9.003" calcext:value-type="float">
            <text:p>9.00E+00</text:p>
          </table:table-cell>
          <table:table-cell table:style-name="ce10" table:formula="of:=AVERAGE([.$BP8:.$BT8])" office:value-type="float" office:value="8.88" calcext:value-type="float">
            <text:p>8.88E+00</text:p>
          </table:table-cell>
          <table:table-cell table:style-name="ce10" table:formula="of:=STDEV([.$BP8:.$BT8])" office:value-type="float" office:value="0.16131800891407" calcext:value-type="float">
            <text:p>1.61E-01</text:p>
          </table:table-cell>
          <table:table-cell table:style-name="ce11" table:formula="of:=[.BV8]/[.BU8]" office:value-type="percentage" office:value="0.0181664424452781" calcext:value-type="percentage">
            <text:p>1.82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5 Starting...Using Device 0: GeForce GTX 1660 TiTotal data size: 4194304The initialization of host data took 1.055e-02 secondsThe transfer of 4194304 bytes from the host to the device took </text:p>
          </table:table-cell>
          <table:table-cell table:style-name="ce8" office:value-type="float" office:value="0.0002793" calcext:value-type="float">
            <text:p>2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8" office:value-type="float" office:value="0.1428" calcext:value-type="float">
            <text:p>1.4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53" calcext:value-type="float">
            <text:p>9.5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94" calcext:value-type="float">
            <text:p>8.79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17e-02 secondsThe transfer of 4194304 bytes from the host to the device took </text:p>
          </table:table-cell>
          <table:table-cell table:style-name="ce8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8" office:value-type="float" office:value="0.1431" calcext:value-type="float">
            <text:p>1.4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919" calcext:value-type="float">
            <text:p>9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953" calcext:value-type="float">
            <text:p>8.95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80e-02 secondsThe transfer of 4194304 bytes from the host to the device took </text:p>
          </table:table-cell>
          <table:table-cell table:style-name="ce8" office:value-type="float" office:value="0.0002854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8" office:value-type="float" office:value="0.14" calcext:value-type="float">
            <text:p>1.4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772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23" calcext:value-type="float">
            <text:p>8.72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063e-02 secondsThe transfer of 4194304 bytes from the host to the device took </text:p>
          </table:table-cell>
          <table:table-cell table:style-name="ce8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8" office:value-type="float" office:value="0.1422" calcext:value-type="float">
            <text:p>1.42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66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928" calcext:value-type="float">
            <text:p>8.93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56e-02 secondsThe transfer of 4194304 bytes from the host to the device took </text:p>
          </table:table-cell>
          <table:table-cell table:style-name="ce8" office:value-type="float" office:value="0.000312" calcext:value-type="float">
            <text:p>3.1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8" office:value-type="float" office:value="0.1404" calcext:value-type="float">
            <text:p>1.4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1313" calcext:value-type="float">
            <text:p>1.31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17" calcext:value-type="float">
            <text:p>9.1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12" office:value-type="string" calcext:value-type="string">
            <text:p>2⁵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2⁵</text:p>
          </table:table-cell>
          <table:table-cell table:style-name="ce13" office:value-type="float" office:value="0" calcext:value-type="float">
            <text:p>0</text:p>
          </table:table-cell>
          <table:table-cell table:style-name="ce14" table:formula="of:=[.B9]+[.E9]+[.G9]" office:value-type="float" office:value="0.1440346" calcext:value-type="float">
            <text:p>1.44E-01</text:p>
          </table:table-cell>
          <table:table-cell table:style-name="ce14" table:formula="of:=[.L9]+[.O9]+[.Q9]" office:value-type="float" office:value="0.1443748" calcext:value-type="float">
            <text:p>1.44E-01</text:p>
          </table:table-cell>
          <table:table-cell table:style-name="ce14" table:formula="of:=[.V9]+[.Y9]+[.AA9]" office:value-type="float" office:value="0.1412626" calcext:value-type="float">
            <text:p>1.41E-01</text:p>
          </table:table-cell>
          <table:table-cell table:style-name="ce14" table:formula="of:=[.AF9]+[.AI9]+[.AK9]" office:value-type="float" office:value="0.1434395" calcext:value-type="float">
            <text:p>1.43E-01</text:p>
          </table:table-cell>
          <table:table-cell table:style-name="ce14" table:formula="of:=[.AP9]+[.AS9]+[.AU9]" office:value-type="float" office:value="0.142025" calcext:value-type="float">
            <text:p>1.42E-01</text:p>
          </table:table-cell>
          <table:table-cell table:style-name="ce14" table:formula="of:=AVERAGE([.$BF9:.$BJ9])" office:value-type="float" office:value="0.1430273" calcext:value-type="float">
            <text:p>1.43E-01</text:p>
          </table:table-cell>
          <table:table-cell table:style-name="ce14" table:formula="of:=STDEV([.$BF9:.$BK9])" office:value-type="float" office:value="0.00119323843049073" calcext:value-type="float">
            <text:p>1.19E-03</text:p>
          </table:table-cell>
          <table:table-cell table:style-name="ce15" table:formula="of:=[.BL9]/[.BK9]" office:value-type="percentage" office:value="0.00834273198536736" calcext:value-type="percentage">
            <text:p>0.83%</text:p>
          </table:table-cell>
          <table:table-cell table:style-name="ce14" table:formula="of:=[.BN8]/2" office:value-type="float" office:value="0.00737051125" calcext:value-type="float">
            <text:p>7.37E-03</text:p>
          </table:table-cell>
          <table:table-cell/>
          <table:table-cell table:style-name="ce10" table:formula="of:=[.J9]" office:value-type="float" office:value="8.794" calcext:value-type="float">
            <text:p>8.79E+00</text:p>
          </table:table-cell>
          <table:table-cell table:style-name="ce10" table:formula="of:=[.T9]" office:value-type="float" office:value="8.953" calcext:value-type="float">
            <text:p>8.95E+00</text:p>
          </table:table-cell>
          <table:table-cell table:style-name="ce10" table:formula="of:=[.AD9]" office:value-type="float" office:value="8.723" calcext:value-type="float">
            <text:p>8.72E+00</text:p>
          </table:table-cell>
          <table:table-cell table:style-name="ce10" table:formula="of:=[.AN9]" office:value-type="float" office:value="8.928" calcext:value-type="float">
            <text:p>8.93E+00</text:p>
          </table:table-cell>
          <table:table-cell table:style-name="ce10" table:formula="of:=[.AX9]" office:value-type="float" office:value="9.17" calcext:value-type="float">
            <text:p>9.17E+00</text:p>
          </table:table-cell>
          <table:table-cell table:style-name="ce10" table:formula="of:=AVERAGE([.$BP9:.$BT9])" office:value-type="float" office:value="8.9136" calcext:value-type="float">
            <text:p>8.91E+00</text:p>
          </table:table-cell>
          <table:table-cell table:style-name="ce10" table:formula="of:=STDEV([.$BP9:.$BT9])" office:value-type="float" office:value="0.171852553079667" calcext:value-type="float">
            <text:p>1.72E-01</text:p>
          </table:table-cell>
          <table:table-cell table:style-name="ce11" table:formula="of:=[.BV9]/[.BU9]" office:value-type="percentage" office:value="0.019279814337604" calcext:value-type="percentage">
            <text:p>1.93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6 Starting...Using Device 0: GeForce GTX 1660 TiTotal data size: 4194304The initialization of host data took 1.094e-02 secondsThe transfer of 4194304 bytes from the host to the device took </text:p>
          </table:table-cell>
          <table:table-cell table:style-name="ce8" office:value-type="float" office:value="0.0002815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8" office:value-type="float" office:value="0.1487" calcext:value-type="float">
            <text:p>1.49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864" calcext:value-type="float">
            <text:p>9.8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877" calcext:value-type="float">
            <text:p>8.88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6e-02 secondsThe transfer of 4194304 bytes from the host to the device took </text:p>
          </table:table-cell>
          <table:table-cell table:style-name="ce8" office:value-type="float" office:value="0.0002843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8" office:value-type="float" office:value="0.1478" calcext:value-type="float">
            <text:p>1.48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59" calcext:value-type="float">
            <text:p>9.6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968" calcext:value-type="float">
            <text:p>8.97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7e-02 secondsThe transfer of 4194304 bytes from the host to the device took </text:p>
          </table:table-cell>
          <table:table-cell table:style-name="ce8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8" office:value-type="float" office:value="0.1468" calcext:value-type="float">
            <text:p>1.47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27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101" calcext:value-type="float">
            <text:p>9.10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58e-02 secondsThe transfer of 4194304 bytes from the host to the device took </text:p>
          </table:table-cell>
          <table:table-cell table:style-name="ce8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8" office:value-type="float" office:value="0.1473" calcext:value-type="float">
            <text:p>1.47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05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812" calcext:value-type="float">
            <text:p>8.81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96e-02 secondsThe transfer of 4194304 bytes from the host to the device took </text:p>
          </table:table-cell>
          <table:table-cell table:style-name="ce8" office:value-type="float" office:value="0.0002828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8" office:value-type="float" office:value="0.1469" calcext:value-type="float">
            <text:p>1.47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02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956" calcext:value-type="float">
            <text:p>8.96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⁴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⁶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0]+[.E10]+[.G10]" office:value-type="float" office:value="0.1499679" calcext:value-type="float">
            <text:p>1.50E-01</text:p>
          </table:table-cell>
          <table:table-cell table:style-name="ce10" table:formula="of:=[.L10]+[.O10]+[.Q10]" office:value-type="float" office:value="0.1490502" calcext:value-type="float">
            <text:p>1.49E-01</text:p>
          </table:table-cell>
          <table:table-cell table:style-name="ce10" table:formula="of:=[.V10]+[.Y10]+[.AA10]" office:value-type="float" office:value="0.1480445" calcext:value-type="float">
            <text:p>1.48E-01</text:p>
          </table:table-cell>
          <table:table-cell table:style-name="ce10" table:formula="of:=[.AF10]+[.AI10]+[.AK10]" office:value-type="float" office:value="0.1485334" calcext:value-type="float">
            <text:p>1.49E-01</text:p>
          </table:table-cell>
          <table:table-cell table:style-name="ce10" table:formula="of:=[.AP10]+[.AS10]+[.AU10]" office:value-type="float" office:value="0.148143" calcext:value-type="float">
            <text:p>1.48E-01</text:p>
          </table:table-cell>
          <table:table-cell table:style-name="ce10" table:formula="of:=AVERAGE([.$BF10:.$BJ10])" office:value-type="float" office:value="0.1487478" calcext:value-type="float">
            <text:p>1.49E-01</text:p>
          </table:table-cell>
          <table:table-cell table:style-name="ce10" table:formula="of:=STDEV([.$BF10:.$BK10])" office:value-type="float" office:value="0.00070519090464922" calcext:value-type="float">
            <text:p>7.05E-04</text:p>
          </table:table-cell>
          <table:table-cell table:style-name="ce11" table:formula="of:=[.BL10]/[.BK10]" office:value-type="percentage" office:value="0.004740849307682" calcext:value-type="percentage">
            <text:p>0.47%</text:p>
          </table:table-cell>
          <table:table-cell table:style-name="ce10" table:formula="of:=[.BN9]" office:value-type="float" office:value="0.00737051125" calcext:value-type="float">
            <text:p>7.37E-03</text:p>
          </table:table-cell>
          <table:table-cell/>
          <table:table-cell table:style-name="ce10" table:formula="of:=[.J10]" office:value-type="float" office:value="8.877" calcext:value-type="float">
            <text:p>8.88E+00</text:p>
          </table:table-cell>
          <table:table-cell table:style-name="ce10" table:formula="of:=[.T10]" office:value-type="float" office:value="8.968" calcext:value-type="float">
            <text:p>8.97E+00</text:p>
          </table:table-cell>
          <table:table-cell table:style-name="ce10" table:formula="of:=[.AD10]" office:value-type="float" office:value="9.101" calcext:value-type="float">
            <text:p>9.10E+00</text:p>
          </table:table-cell>
          <table:table-cell table:style-name="ce10" table:formula="of:=[.AN10]" office:value-type="float" office:value="8.812" calcext:value-type="float">
            <text:p>8.81E+00</text:p>
          </table:table-cell>
          <table:table-cell table:style-name="ce10" table:formula="of:=[.AX10]" office:value-type="float" office:value="8.956" calcext:value-type="float">
            <text:p>8.96E+00</text:p>
          </table:table-cell>
          <table:table-cell table:style-name="ce10" table:formula="of:=AVERAGE([.$BP10:.$BT10])" office:value-type="float" office:value="8.9428" calcext:value-type="float">
            <text:p>8.94E+00</text:p>
          </table:table-cell>
          <table:table-cell table:style-name="ce10" table:formula="of:=STDEV([.$BP10:.$BT10])" office:value-type="float" office:value="0.108713844564527" calcext:value-type="float">
            <text:p>1.09E-01</text:p>
          </table:table-cell>
          <table:table-cell table:style-name="ce11" table:formula="of:=[.BV10]/[.BU10]" office:value-type="percentage" office:value="0.0121565778687354" calcext:value-type="percentage">
            <text:p>1.22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7 Starting...Using Device 0: GeForce GTX 1660 TiTotal data size: 4194304The initialization of host data took 1.058e-02 secondsThe transfer of 4194304 bytes from the host to the device took </text:p>
          </table:table-cell>
          <table:table-cell table:style-name="ce8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8" office:value-type="float" office:value="0.1511" calcext:value-type="float">
            <text:p>1.51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03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36e-02 secondsThe transfer of 4194304 bytes from the host to the device took </text:p>
          </table:table-cell>
          <table:table-cell table:style-name="ce8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8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939" calcext:value-type="float">
            <text:p>9.9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75" calcext:value-type="float">
            <text:p>9.0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073e-02 secondsThe transfer of 4194304 bytes from the host to the device took </text:p>
          </table:table-cell>
          <table:table-cell table:style-name="ce8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8" office:value-type="float" office:value="0.1542" calcext:value-type="float">
            <text:p>1.54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572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79" calcext:value-type="float">
            <text:p>8.7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111e-02 secondsThe transfer of 4194304 bytes from the host to the device took </text:p>
          </table:table-cell>
          <table:table-cell table:style-name="ce8" office:value-type="float" office:value="0.0002926" calcext:value-type="float">
            <text:p>2.9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8" office:value-type="float" office:value="0.1518" calcext:value-type="float">
            <text:p>1.52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773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181" calcext:value-type="float">
            <text:p>9.1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97e-02 secondsThe transfer of 4194304 bytes from the host to the device took </text:p>
          </table:table-cell>
          <table:table-cell table:style-name="ce8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8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1004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77" calcext:value-type="float">
            <text:p>9.0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³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⁷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1]+[.E11]+[.G11]" office:value-type="float" office:value="0.1523335" calcext:value-type="float">
            <text:p>1.52E-01</text:p>
          </table:table-cell>
          <table:table-cell table:style-name="ce10" table:formula="of:=[.L11]+[.O11]+[.Q11]" office:value-type="float" office:value="0.1511757" calcext:value-type="float">
            <text:p>1.51E-01</text:p>
          </table:table-cell>
          <table:table-cell table:style-name="ce10" table:formula="of:=[.V11]+[.Y11]+[.AA11]" office:value-type="float" office:value="0.1554396" calcext:value-type="float">
            <text:p>1.55E-01</text:p>
          </table:table-cell>
          <table:table-cell table:style-name="ce10" table:formula="of:=[.AF11]+[.AI11]+[.AK11]" office:value-type="float" office:value="0.1530699" calcext:value-type="float">
            <text:p>1.53E-01</text:p>
          </table:table-cell>
          <table:table-cell table:style-name="ce10" table:formula="of:=[.AP11]+[.AS11]+[.AU11]" office:value-type="float" office:value="0.1511878" calcext:value-type="float">
            <text:p>1.51E-01</text:p>
          </table:table-cell>
          <table:table-cell table:style-name="ce10" table:formula="of:=AVERAGE([.$BF11:.$BJ11])" office:value-type="float" office:value="0.1526413" calcext:value-type="float">
            <text:p>1.53E-01</text:p>
          </table:table-cell>
          <table:table-cell table:style-name="ce10" table:formula="of:=STDEV([.$BF11:.$BK11])" office:value-type="float" office:value="0.00157286790926637" calcext:value-type="float">
            <text:p>1.57E-03</text:p>
          </table:table-cell>
          <table:table-cell table:style-name="ce11" table:formula="of:=[.BL11]/[.BK11]" office:value-type="percentage" office:value="0.0103043403670329" calcext:value-type="percentage">
            <text:p>1.03%</text:p>
          </table:table-cell>
          <table:table-cell table:style-name="ce10" table:formula="of:=[.BN10]" office:value-type="float" office:value="0.00737051125" calcext:value-type="float">
            <text:p>7.37E-03</text:p>
          </table:table-cell>
          <table:table-cell/>
          <table:table-cell table:style-name="ce10" table:formula="of:=[.J11]" office:value-type="float" office:value="8.679" calcext:value-type="float">
            <text:p>8.68E+00</text:p>
          </table:table-cell>
          <table:table-cell table:style-name="ce10" table:formula="of:=[.T11]" office:value-type="float" office:value="9.075" calcext:value-type="float">
            <text:p>9.08E+00</text:p>
          </table:table-cell>
          <table:table-cell table:style-name="ce10" table:formula="of:=[.AD11]" office:value-type="float" office:value="8.779" calcext:value-type="float">
            <text:p>8.78E+00</text:p>
          </table:table-cell>
          <table:table-cell table:style-name="ce10" table:formula="of:=[.AN11]" office:value-type="float" office:value="9.181" calcext:value-type="float">
            <text:p>9.18E+00</text:p>
          </table:table-cell>
          <table:table-cell table:style-name="ce10" table:formula="of:=[.AX11]" office:value-type="float" office:value="9.077" calcext:value-type="float">
            <text:p>9.08E+00</text:p>
          </table:table-cell>
          <table:table-cell table:style-name="ce10" table:formula="of:=AVERAGE([.$BP11:.$BT11])" office:value-type="float" office:value="8.9582" calcext:value-type="float">
            <text:p>8.96E+00</text:p>
          </table:table-cell>
          <table:table-cell table:style-name="ce10" table:formula="of:=STDEV([.$BP11:.$BT11])" office:value-type="float" office:value="0.216483717632527" calcext:value-type="float">
            <text:p>2.16E-01</text:p>
          </table:table-cell>
          <table:table-cell table:style-name="ce11" table:formula="of:=[.BV11]/[.BU11]" office:value-type="percentage" office:value="0.024165983973625" calcext:value-type="percentage">
            <text:p>2.42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8 Starting...Using Device 0: GeForce GTX 1660 TiTotal data size: 4194304The initialization of host data took 1.103e-02 secondsThe transfer of 4194304 bytes from the host to the device took </text:p>
          </table:table-cell>
          <table:table-cell table:style-name="ce8" office:value-type="float" office:value="0.000287" calcext:value-type="float">
            <text:p>2.8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8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9" calcext:value-type="float">
            <text:p>9.9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65" calcext:value-type="float">
            <text:p>8.77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5e-02 secondsThe transfer of 4194304 bytes from the host to the device took </text:p>
          </table:table-cell>
          <table:table-cell table:style-name="ce8" office:value-type="float" office:value="0.0002799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8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131" calcext:value-type="float">
            <text:p>9.13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 </text:p>
          </table:table-cell>
          <table:table-cell table:style-name="ce8" office:value-type="float" office:value="0.0002817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8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88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546" calcext:value-type="float">
            <text:p>8.55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2e-02 secondsThe transfer of 4194304 bytes from the host to the device took </text:p>
          </table:table-cell>
          <table:table-cell table:style-name="ce8" office:value-type="float" office:value="0.0002803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8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31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221" calcext:value-type="float">
            <text:p>9.22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 </text:p>
          </table:table-cell>
          <table:table-cell table:style-name="ce8" office:value-type="float" office:value="0.000292" calcext:value-type="float">
            <text:p>2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8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09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²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⁸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2]+[.E12]+[.G12]" office:value-type="float" office:value="0.156177" calcext:value-type="float">
            <text:p>1.56E-01</text:p>
          </table:table-cell>
          <table:table-cell table:style-name="ce10" table:formula="of:=[.L12]+[.O12]+[.Q12]" office:value-type="float" office:value="0.1562476" calcext:value-type="float">
            <text:p>1.56E-01</text:p>
          </table:table-cell>
          <table:table-cell table:style-name="ce10" table:formula="of:=[.V12]+[.Y12]+[.AA12]" office:value-type="float" office:value="0.1564305" calcext:value-type="float">
            <text:p>1.56E-01</text:p>
          </table:table-cell>
          <table:table-cell table:style-name="ce10" table:formula="of:=[.AF12]+[.AI12]+[.AK12]" office:value-type="float" office:value="0.1561434" calcext:value-type="float">
            <text:p>1.56E-01</text:p>
          </table:table-cell>
          <table:table-cell table:style-name="ce10" table:formula="of:=[.AP12]+[.AS12]+[.AU12]" office:value-type="float" office:value="0.1565329" calcext:value-type="float">
            <text:p>1.57E-01</text:p>
          </table:table-cell>
          <table:table-cell table:style-name="ce10" table:formula="of:=AVERAGE([.$BF12:.$BJ12])" office:value-type="float" office:value="0.15630628" calcext:value-type="float">
            <text:p>1.56E-01</text:p>
          </table:table-cell>
          <table:table-cell table:style-name="ce10" table:formula="of:=STDEV([.$BF12:.$BK12])" office:value-type="float" office:value="0.000150647793213165" calcext:value-type="float">
            <text:p>1.51E-04</text:p>
          </table:table-cell>
          <table:table-cell table:style-name="ce11" table:formula="of:=[.BL12]/[.BK12]" office:value-type="percentage" office:value="0.00096379872397427" calcext:value-type="percentage">
            <text:p>0.10%</text:p>
          </table:table-cell>
          <table:table-cell table:style-name="ce10" table:formula="of:=[.BN11]" office:value-type="float" office:value="0.00737051125" calcext:value-type="float">
            <text:p>7.37E-03</text:p>
          </table:table-cell>
          <table:table-cell/>
          <table:table-cell table:style-name="ce10" table:formula="of:=[.J12]" office:value-type="float" office:value="8.765" calcext:value-type="float">
            <text:p>8.77E+00</text:p>
          </table:table-cell>
          <table:table-cell table:style-name="ce10" table:formula="of:=[.T12]" office:value-type="float" office:value="9.131" calcext:value-type="float">
            <text:p>9.13E+00</text:p>
          </table:table-cell>
          <table:table-cell table:style-name="ce10" table:formula="of:=[.AD12]" office:value-type="float" office:value="8.546" calcext:value-type="float">
            <text:p>8.55E+00</text:p>
          </table:table-cell>
          <table:table-cell table:style-name="ce10" table:formula="of:=[.AN12]" office:value-type="float" office:value="9.221" calcext:value-type="float">
            <text:p>9.22E+00</text:p>
          </table:table-cell>
          <table:table-cell table:style-name="ce10" table:formula="of:=[.AX12]" office:value-type="float" office:value="8.68" calcext:value-type="float">
            <text:p>8.68E+00</text:p>
          </table:table-cell>
          <table:table-cell table:style-name="ce10" table:formula="of:=AVERAGE([.$BP12:.$BT12])" office:value-type="float" office:value="8.8686" calcext:value-type="float">
            <text:p>8.87E+00</text:p>
          </table:table-cell>
          <table:table-cell table:style-name="ce10" table:formula="of:=STDEV([.$BP12:.$BT12])" office:value-type="float" office:value="0.293007337792077" calcext:value-type="float">
            <text:p>2.93E-01</text:p>
          </table:table-cell>
          <table:table-cell table:style-name="ce11" table:formula="of:=[.BV12]/[.BU12]" office:value-type="percentage" office:value="0.0330387364174815" calcext:value-type="percentage">
            <text:p>3.30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9 Starting...Using Device 0: GeForce GTX 1660 TiTotal data size: 4194304The initialization of host data took 1.054e-02 secondsThe transfer of 4194304 bytes from the host to the device took </text:p>
          </table:table-cell>
          <table:table-cell table:style-name="ce8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8" office:value-type="float" office:value="0.1609" calcext:value-type="float">
            <text:p>1.61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39" calcext:value-type="float">
            <text:p>9.4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77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74e-02 secondsThe transfer of 4194304 bytes from the host to the device took </text:p>
          </table:table-cell>
          <table:table-cell table:style-name="ce8" office:value-type="float" office:value="0.0002827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8" office:value-type="float" office:value="0.1627" calcext:value-type="float">
            <text:p>1.63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18" calcext:value-type="float">
            <text:p>9.4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88" calcext:value-type="float">
            <text:p>8.8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55e-02 secondsThe transfer of 4194304 bytes from the host to the device took </text:p>
          </table:table-cell>
          <table:table-cell table:style-name="ce8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8" office:value-type="float" office:value="0.1605" calcext:value-type="float">
            <text:p>1.61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83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682e-02 secondsThe transfer of 4194304 bytes from the host to the device took </text:p>
          </table:table-cell>
          <table:table-cell table:style-name="ce8" office:value-type="float" office:value="0.0003198" calcext:value-type="float">
            <text:p>3.2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8" office:value-type="float" office:value="0.1602" calcext:value-type="float">
            <text:p>1.6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127" calcext:value-type="float">
            <text:p>1.27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78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107e-02 secondsThe transfer of 4194304 bytes from the host to the device took </text:p>
          </table:table-cell>
          <table:table-cell table:style-name="ce8" office:value-type="float" office:value="0.0002819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8" office:value-type="float" office:value="0.1603" calcext:value-type="float">
            <text:p>1.6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¹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⁹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3]+[.E13]+[.G13]" office:value-type="float" office:value="0.1621269" calcext:value-type="float">
            <text:p>1.62E-01</text:p>
          </table:table-cell>
          <table:table-cell table:style-name="ce10" table:formula="of:=[.L13]+[.O13]+[.Q13]" office:value-type="float" office:value="0.1639245" calcext:value-type="float">
            <text:p>1.64E-01</text:p>
          </table:table-cell>
          <table:table-cell table:style-name="ce10" table:formula="of:=[.V13]+[.Y13]+[.AA13]" office:value-type="float" office:value="0.1617299" calcext:value-type="float">
            <text:p>1.62E-01</text:p>
          </table:table-cell>
          <table:table-cell table:style-name="ce10" table:formula="of:=[.AF13]+[.AI13]+[.AK13]" office:value-type="float" office:value="0.1617898" calcext:value-type="float">
            <text:p>1.62E-01</text:p>
          </table:table-cell>
          <table:table-cell table:style-name="ce10" table:formula="of:=[.AP13]+[.AS13]+[.AU13]" office:value-type="float" office:value="0.1615496" calcext:value-type="float">
            <text:p>1.62E-01</text:p>
          </table:table-cell>
          <table:table-cell table:style-name="ce10" table:formula="of:=AVERAGE([.$BF13:.$BJ13])" office:value-type="float" office:value="0.16222414" calcext:value-type="float">
            <text:p>1.62E-01</text:p>
          </table:table-cell>
          <table:table-cell table:style-name="ce10" table:formula="of:=STDEV([.$BF13:.$BK13])" office:value-type="float" office:value="0.000870472098576399" calcext:value-type="float">
            <text:p>8.70E-04</text:p>
          </table:table-cell>
          <table:table-cell table:style-name="ce11" table:formula="of:=[.BL13]/[.BK13]" office:value-type="percentage" office:value="0.00536586046057263" calcext:value-type="percentage">
            <text:p>0.54%</text:p>
          </table:table-cell>
          <table:table-cell table:style-name="ce10" table:formula="of:=[.BN12]" office:value-type="float" office:value="0.00737051125" calcext:value-type="float">
            <text:p>7.37E-03</text:p>
          </table:table-cell>
          <table:table-cell/>
          <table:table-cell table:style-name="ce10" table:formula="of:=[.J13]" office:value-type="float" office:value="8.677" calcext:value-type="float">
            <text:p>8.68E+00</text:p>
          </table:table-cell>
          <table:table-cell table:style-name="ce10" table:formula="of:=[.T13]" office:value-type="float" office:value="8.88" calcext:value-type="float">
            <text:p>8.88E+00</text:p>
          </table:table-cell>
          <table:table-cell table:style-name="ce10" table:formula="of:=[.AD13]" office:value-type="float" office:value="8.657" calcext:value-type="float">
            <text:p>8.66E+00</text:p>
          </table:table-cell>
          <table:table-cell table:style-name="ce10" table:formula="of:=[.AN13]" office:value-type="float" office:value="8.678" calcext:value-type="float">
            <text:p>8.68E+00</text:p>
          </table:table-cell>
          <table:table-cell table:style-name="ce10" table:formula="of:=[.AX13]" office:value-type="float" office:value="8.68" calcext:value-type="float">
            <text:p>8.68E+00</text:p>
          </table:table-cell>
          <table:table-cell table:style-name="ce10" table:formula="of:=AVERAGE([.$BP13:.$BT13])" office:value-type="float" office:value="8.7144" calcext:value-type="float">
            <text:p>8.71E+00</text:p>
          </table:table-cell>
          <table:table-cell table:style-name="ce10" table:formula="of:=STDEV([.$BP13:.$BT13])" office:value-type="float" office:value="0.0930392390338617" calcext:value-type="float">
            <text:p>9.30E-02</text:p>
          </table:table-cell>
          <table:table-cell table:style-name="ce11" table:formula="of:=[.BV13]/[.BU13]" office:value-type="percentage" office:value="0.0106764939678993" calcext:value-type="percentage">
            <text:p>1.07%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./incOrderRow10 Starting...Using Device 0: GeForce GTX 1660 TiTotal data size: 4194304The initialization of host data took 1.939e-02 secondsThe transfer of 4194304 bytes from the host to the device took </text:p>
          </table:table-cell>
          <table:table-cell table:style-name="ce8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8" office:value-type="float" office:value="0.1684" calcext:value-type="float">
            <text:p>1.68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909" calcext:value-type="float">
            <text:p>9.9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74" calcext:value-type="float">
            <text:p>9.07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057e-02 secondsThe transfer of 4194304 bytes from the host to the device took </text:p>
          </table:table-cell>
          <table:table-cell table:style-name="ce8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8" office:value-type="float" office:value="0.1692" calcext:value-type="float">
            <text:p>1.69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413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863e-02 secondsThe transfer of 4194304 bytes from the host to the device took </text:p>
          </table:table-cell>
          <table:table-cell table:style-name="ce8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8" office:value-type="float" office:value="0.1679" calcext:value-type="float">
            <text:p>1.68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708" calcext:value-type="float">
            <text:p>9.7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8.734" calcext:value-type="float">
            <text:p>8.73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3e-02 secondsThe transfer of 4194304 bytes from the host to the device took </text:p>
          </table:table-cell>
          <table:table-cell table:style-name="ce8" office:value-type="float" office:value="0.0002802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8" office:value-type="float" office:value="0.1693" calcext:value-type="float">
            <text:p>1.69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829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187" calcext:value-type="float">
            <text:p>9.19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7e-02 secondsThe transfer of 4194304 bytes from the host to the device took </text:p>
          </table:table-cell>
          <table:table-cell table:style-name="ce8" office:value-type="float" office:value="0.0002842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8" office:value-type="float" office:value="0.1696" calcext:value-type="float">
            <text:p>1.70E-01</text:p>
          </table:table-cell>
          <table:table-cell office:value-type="string" calcext:value-type="string">
            <text:p>seconds to runThe transfer of 4194304 bytes from the device to the host took </text:p>
          </table:table-cell>
          <table:table-cell table:style-name="ce8" office:value-type="float" office:value="0.0009789" calcext:value-type="float">
            <text:p>9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8" office:value-type="float" office:value="9.009" calcext:value-type="float">
            <text:p>9.01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7" office:value-type="string" calcext:value-type="string">
            <text:p>2⁰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¹⁰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B14]+[.E14]+[.G14]" office:value-type="float" office:value="0.169672" calcext:value-type="float">
            <text:p>1.70E-01</text:p>
          </table:table-cell>
          <table:table-cell table:style-name="ce10" table:formula="of:=[.L14]+[.O14]+[.Q14]" office:value-type="float" office:value="0.1704245" calcext:value-type="float">
            <text:p>1.70E-01</text:p>
          </table:table-cell>
          <table:table-cell table:style-name="ce10" table:formula="of:=[.V14]+[.Y14]+[.AA14]" office:value-type="float" office:value="0.1691526" calcext:value-type="float">
            <text:p>1.69E-01</text:p>
          </table:table-cell>
          <table:table-cell table:style-name="ce10" table:formula="of:=[.AF14]+[.AI14]+[.AK14]" office:value-type="float" office:value="0.1705631" calcext:value-type="float">
            <text:p>1.71E-01</text:p>
          </table:table-cell>
          <table:table-cell table:style-name="ce10" table:formula="of:=[.AP14]+[.AS14]+[.AU14]" office:value-type="float" office:value="0.1708631" calcext:value-type="float">
            <text:p>1.71E-01</text:p>
          </table:table-cell>
          <table:table-cell table:style-name="ce10" table:formula="of:=AVERAGE([.$BF14:.$BJ14])" office:value-type="float" office:value="0.17013506" calcext:value-type="float">
            <text:p>1.70E-01</text:p>
          </table:table-cell>
          <table:table-cell table:style-name="ce10" table:formula="of:=STDEV([.$BF14:.$BK14])" office:value-type="float" office:value="0.000628758810991955" calcext:value-type="float">
            <text:p>6.29E-04</text:p>
          </table:table-cell>
          <table:table-cell table:style-name="ce11" table:formula="of:=[.BL14]/[.BK14]" office:value-type="percentage" office:value="0.00369564515974518" calcext:value-type="percentage">
            <text:p>0.37%</text:p>
          </table:table-cell>
          <table:table-cell table:style-name="ce10" table:formula="of:=[.BN13]" office:value-type="float" office:value="0.00737051125" calcext:value-type="float">
            <text:p>7.37E-03</text:p>
          </table:table-cell>
          <table:table-cell/>
          <table:table-cell table:style-name="ce10" table:formula="of:=[.J14]" office:value-type="float" office:value="9.074" calcext:value-type="float">
            <text:p>9.07E+00</text:p>
          </table:table-cell>
          <table:table-cell table:style-name="ce10" table:formula="of:=[.T14]" office:value-type="float" office:value="8.679" calcext:value-type="float">
            <text:p>8.68E+00</text:p>
          </table:table-cell>
          <table:table-cell table:style-name="ce10" table:formula="of:=[.AD14]" office:value-type="float" office:value="8.734" calcext:value-type="float">
            <text:p>8.73E+00</text:p>
          </table:table-cell>
          <table:table-cell table:style-name="ce10" table:formula="of:=[.AN14]" office:value-type="float" office:value="9.187" calcext:value-type="float">
            <text:p>9.19E+00</text:p>
          </table:table-cell>
          <table:table-cell table:style-name="ce10" table:formula="of:=[.AX14]" office:value-type="float" office:value="9.009" calcext:value-type="float">
            <text:p>9.01E+00</text:p>
          </table:table-cell>
          <table:table-cell table:style-name="ce10" table:formula="of:=AVERAGE([.$BP14:.$BT14])" office:value-type="float" office:value="8.9366" calcext:value-type="float">
            <text:p>8.94E+00</text:p>
          </table:table-cell>
          <table:table-cell table:style-name="ce10" table:formula="of:=STDEV([.$BP14:.$BT14])" office:value-type="float" office:value="0.220354940947554" calcext:value-type="float">
            <text:p>2.20E-01</text:p>
          </table:table-cell>
          <table:table-cell table:style-name="ce11" table:formula="of:=[.BV14]/[.BU14]" office:value-type="percentage" office:value="0.0246575812890309" calcext:value-type="percentage">
            <text:p>2.47%</text:p>
          </table:table-cell>
          <table:table-cell table:number-columns-repeated="16309"/>
        </table:table-row>
        <table:table-row table:style-name="ro1">
          <table:table-cell table:number-columns-repeated="55"/>
          <table:table-cell table:style-name="ce7"/>
          <table:table-cell table:number-columns-repeated="16328"/>
        </table:table-row>
        <table:table-row table:style-name="ro1">
          <table:table-cell table:number-columns-repeated="53"/>
          <table:table-cell table:style-name="ce21" office:value-type="string" calcext:value-type="string" table:number-columns-spanned="12" table:number-rows-spanned="1">
            <text:p>GPU</text:p>
          </table:table-cell>
          <table:covered-table-cell table:number-columns-repeated="11"/>
          <table:table-cell table:style-name="ce5"/>
          <table:table-cell table:number-columns-repeated="16318"/>
        </table:table-row>
        <table:table-row table:style-name="ro1">
          <table:table-cell table:style-name="Default" table:number-columns-repeated="20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 table:number-columns-repeated="3"/>
          <table:table-cell table:number-columns-repeated="2"/>
          <table:table-cell table:style-name="ce8"/>
          <table:table-cell table:number-columns-repeated="3"/>
          <table:table-cell table:style-name="ce21" office:value-type="string" calcext:value-type="string" table:number-columns-spanned="2" table:number-rows-spanned="1">
            <text:p>Grid</text:p>
          </table:table-cell>
          <table:covered-table-cell/>
          <table:table-cell table:style-name="ce18" office:value-type="string" calcext:value-type="string" table:number-columns-spanned="2" table:number-rows-spanned="1">
            <text:p>Block</text:p>
          </table:table-cell>
          <table:covered-table-cell/>
          <table:table-cell table:style-name="ce6" table:number-columns-repeated="7"/>
          <table:table-cell table:style-name="ce5" table:number-columns-repeated="2"/>
          <table:table-cell table:number-columns-repeated="16318"/>
        </table:table-row>
        <table:table-row table:style-name="ro2">
          <table:table-cell table:style-name="Default" table:number-columns-repeated="20"/>
          <table:table-cell table:number-columns-repeated="33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table-cell table:style-name="ce5" office:value-type="string" calcext:value-type="string">
            <text:p>SD/Ave</text:p>
          </table:table-cell>
          <table:table-cell table:style-name="ce5" office:value-type="string" calcext:value-type="string">
            <text:p>Theorical Value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B0x5</text:p>
          </table:table-cell>
          <table:table-cell table:style-name="ce8" office:value-type="float" office:value="0.0002868" calcext:value-type="float">
            <text:p>2.87E-04</text:p>
          </table:table-cell>
          <table:table-cell table:style-name="ce8" office:value-type="float" office:value="0.1953" calcext:value-type="float">
            <text:p>1.95E-01</text:p>
          </table:table-cell>
          <table:table-cell table:style-name="ce8" office:value-type="float" office:value="0.001051" calcext:value-type="float">
            <text:p>1.05E-03</text:p>
          </table:table-cell>
          <table:table-cell table:style-name="ce8"/>
          <table:table-cell table:style-name="ce8" office:value-type="float" office:value="0.0002805" calcext:value-type="float">
            <text:p>2.81E-04</text:p>
          </table:table-cell>
          <table:table-cell table:style-name="ce8" office:value-type="float" office:value="0.1964" calcext:value-type="float">
            <text:p>1.96E-01</text:p>
          </table:table-cell>
          <table:table-cell table:style-name="ce8" office:value-type="float" office:value="0.001015" calcext:value-type="float">
            <text:p>1.02E-03</text:p>
          </table:table-cell>
          <table:table-cell/>
          <table:table-cell table:style-name="ce8" office:value-type="float" office:value="0.0002838" calcext:value-type="float">
            <text:p>2.84E-04</text:p>
          </table:table-cell>
          <table:table-cell table:style-name="ce8" office:value-type="float" office:value="0.1968" calcext:value-type="float">
            <text:p>1.97E-01</text:p>
          </table:table-cell>
          <table:table-cell table:style-name="ce8" office:value-type="float" office:value="0.001037" calcext:value-type="float">
            <text:p>1.04E-03</text:p>
          </table:table-cell>
          <table:table-cell/>
          <table:table-cell table:style-name="ce8" office:value-type="float" office:value="0.0002814" calcext:value-type="float">
            <text:p>2.81E-04</text:p>
          </table:table-cell>
          <table:table-cell table:style-name="ce8" office:value-type="float" office:value="0.1966" calcext:value-type="float">
            <text:p>1.97E-01</text:p>
          </table:table-cell>
          <table:table-cell table:style-name="ce8" office:value-type="float" office:value="0.001054" calcext:value-type="float">
            <text:p>1.05E-03</text:p>
          </table:table-cell>
          <table:table-cell/>
          <table:table-cell table:style-name="ce8" office:value-type="float" office:value="0.0002828" calcext:value-type="float">
            <text:p>2.83E-04</text:p>
          </table:table-cell>
          <table:table-cell table:style-name="ce8" office:value-type="float" office:value="0.1964" calcext:value-type="float">
            <text:p>1.96E-01</text:p>
          </table:table-cell>
          <table:table-cell table:style-name="ce8" office:value-type="float" office:value="0.001062" calcext:value-type="float">
            <text:p>1.06E-03</text:p>
          </table:table-cell>
          <table:table-cell table:number-columns-repeated="33"/>
          <table:table-cell table:style-name="ce7" office:value-type="string" calcext:value-type="string">
            <text:p>2⁵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⁰</text:p>
          </table:table-cell>
          <table:table-cell table:style-name="ce7" office:value-type="string" calcext:value-type="string">
            <text:p>2⁵</text:p>
          </table:table-cell>
          <table:table-cell table:style-name="ce10" table:formula="of:=[.B19]+[.C19]+[.D19]" office:value-type="float" office:value="0.1966378" calcext:value-type="float">
            <text:p>1.97E-01</text:p>
          </table:table-cell>
          <table:table-cell table:style-name="ce10" table:formula="of:=[.F19]+[.G19]+[.H19]" office:value-type="float" office:value="0.1976955" calcext:value-type="float">
            <text:p>1.98E-01</text:p>
          </table:table-cell>
          <table:table-cell table:style-name="ce10" table:formula="of:=[.J19]+[.K19]+[.L19]" office:value-type="float" office:value="0.1981208" calcext:value-type="float">
            <text:p>1.98E-01</text:p>
          </table:table-cell>
          <table:table-cell table:style-name="ce10" table:formula="of:=[.N19]+[.O19]+[.P19]" office:value-type="float" office:value="0.1979354" calcext:value-type="float">
            <text:p>1.98E-01</text:p>
          </table:table-cell>
          <table:table-cell table:style-name="ce10" table:formula="of:=[.R19]+[.S19]+[.T19]" office:value-type="float" office:value="0.1977448" calcext:value-type="float">
            <text:p>1.98E-01</text:p>
          </table:table-cell>
          <table:table-cell table:style-name="ce10" table:formula="of:=AVERAGE([.$BF19:.$BJ19])" office:value-type="float" office:value="0.19762686" calcext:value-type="float">
            <text:p>1.98E-01</text:p>
          </table:table-cell>
          <table:table-cell table:style-name="ce10" table:formula="of:=STDEV([.$BF19:.$BK19])" office:value-type="float" office:value="0.000516920619050932" calcext:value-type="float">
            <text:p>5.17E-04</text:p>
          </table:table-cell>
          <table:table-cell table:style-name="ce11" table:formula="of:=[.BL19]/[.BK19]" office:value-type="percentage" office:value="0.00261563948873616" calcext:value-type="percentage">
            <text:p>0.26%</text:p>
          </table:table-cell>
          <table:table-cell table:style-name="ce10" table:formula="of:=[.BK19]" office:value-type="float" office:value="0.19762686" calcext:value-type="float">
            <text:p>1.98E-01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B1x4</text:p>
          </table:table-cell>
          <table:table-cell table:style-name="ce8" office:value-type="float" office:value="0.0002835" calcext:value-type="float">
            <text:p>2.84E-04</text:p>
          </table:table-cell>
          <table:table-cell table:style-name="ce8" office:value-type="float" office:value="0.1701" calcext:value-type="float">
            <text:p>1.70E-01</text:p>
          </table:table-cell>
          <table:table-cell table:style-name="ce8" office:value-type="float" office:value="0.001008" calcext:value-type="float">
            <text:p>1.01E-03</text:p>
          </table:table-cell>
          <table:table-cell/>
          <table:table-cell table:style-name="ce8" office:value-type="float" office:value="0.0002828" calcext:value-type="float">
            <text:p>2.83E-04</text:p>
          </table:table-cell>
          <table:table-cell table:style-name="ce8" office:value-type="float" office:value="0.1714" calcext:value-type="float">
            <text:p>1.71E-01</text:p>
          </table:table-cell>
          <table:table-cell table:style-name="ce8" office:value-type="float" office:value="0.001029" calcext:value-type="float">
            <text:p>1.03E-03</text:p>
          </table:table-cell>
          <table:table-cell/>
          <table:table-cell table:style-name="ce8" office:value-type="float" office:value="0.0002827" calcext:value-type="float">
            <text:p>2.83E-04</text:p>
          </table:table-cell>
          <table:table-cell table:style-name="ce8" office:value-type="float" office:value="0.1712" calcext:value-type="float">
            <text:p>1.71E-01</text:p>
          </table:table-cell>
          <table:table-cell table:style-name="ce8" office:value-type="float" office:value="0.001019" calcext:value-type="float">
            <text:p>1.02E-03</text:p>
          </table:table-cell>
          <table:table-cell/>
          <table:table-cell table:style-name="ce8" office:value-type="float" office:value="0.0002825" calcext:value-type="float">
            <text:p>2.83E-04</text:p>
          </table:table-cell>
          <table:table-cell table:style-name="ce8" office:value-type="float" office:value="0.1717" calcext:value-type="float">
            <text:p>1.72E-01</text:p>
          </table:table-cell>
          <table:table-cell table:style-name="ce8" office:value-type="float" office:value="0.001032" calcext:value-type="float">
            <text:p>1.03E-03</text:p>
          </table:table-cell>
          <table:table-cell/>
          <table:table-cell table:style-name="ce8" office:value-type="float" office:value="0.0002819" calcext:value-type="float">
            <text:p>2.82E-04</text:p>
          </table:table-cell>
          <table:table-cell table:style-name="ce8" office:value-type="float" office:value="0.171" calcext:value-type="float">
            <text:p>1.71E-01</text:p>
          </table:table-cell>
          <table:table-cell table:style-name="ce8" office:value-type="float" office:value="0.001021" calcext:value-type="float">
            <text:p>1.02E-03</text:p>
          </table:table-cell>
          <table:table-cell table:number-columns-repeated="33"/>
          <table:table-cell table:style-name="ce7" office:value-type="string" calcext:value-type="string">
            <text:p>2⁵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¹</text:p>
          </table:table-cell>
          <table:table-cell table:style-name="ce7" office:value-type="string" calcext:value-type="string">
            <text:p>2⁴</text:p>
          </table:table-cell>
          <table:table-cell table:style-name="ce10" table:formula="of:=[.B20]+[.C20]+[.D20]" office:value-type="float" office:value="0.1713915" calcext:value-type="float">
            <text:p>1.71E-01</text:p>
          </table:table-cell>
          <table:table-cell table:style-name="ce10" table:formula="of:=[.F20]+[.G20]+[.H20]" office:value-type="float" office:value="0.1727118" calcext:value-type="float">
            <text:p>1.73E-01</text:p>
          </table:table-cell>
          <table:table-cell table:style-name="ce10" table:formula="of:=[.J20]+[.K20]+[.L20]" office:value-type="float" office:value="0.1725017" calcext:value-type="float">
            <text:p>1.73E-01</text:p>
          </table:table-cell>
          <table:table-cell table:style-name="ce10" table:formula="of:=[.N20]+[.O20]+[.P20]" office:value-type="float" office:value="0.1730145" calcext:value-type="float">
            <text:p>1.73E-01</text:p>
          </table:table-cell>
          <table:table-cell table:style-name="ce10" table:formula="of:=[.R20]+[.S20]+[.T20]" office:value-type="float" office:value="0.1723029" calcext:value-type="float">
            <text:p>1.72E-01</text:p>
          </table:table-cell>
          <table:table-cell table:style-name="ce10" table:formula="of:=AVERAGE([.$BF20:.$BJ20])" office:value-type="float" office:value="0.17238448" calcext:value-type="float">
            <text:p>1.72E-01</text:p>
          </table:table-cell>
          <table:table-cell table:style-name="ce10" table:formula="of:=STDEV([.$BF20:.$BK20])" office:value-type="float" office:value="0.00054963054645825" calcext:value-type="float">
            <text:p>5.50E-04</text:p>
          </table:table-cell>
          <table:table-cell table:style-name="ce11" table:formula="of:=[.BL20]/[.BK20]" office:value-type="percentage" office:value="0.00318839924834446" calcext:value-type="percentage">
            <text:p>0.32%</text:p>
          </table:table-cell>
          <table:table-cell table:style-name="ce10" table:formula="of:=[.BN19]/2" office:value-type="float" office:value="0.09881343" calcext:value-type="float">
            <text:p>9.88E-02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B2x3</text:p>
          </table:table-cell>
          <table:table-cell table:style-name="ce8" office:value-type="float" office:value="0.0002836" calcext:value-type="float">
            <text:p>2.84E-04</text:p>
          </table:table-cell>
          <table:table-cell table:style-name="ce8" office:value-type="float" office:value="0.1587" calcext:value-type="float">
            <text:p>1.59E-01</text:p>
          </table:table-cell>
          <table:table-cell table:style-name="ce8" office:value-type="float" office:value="0.00103" calcext:value-type="float">
            <text:p>1.03E-03</text:p>
          </table:table-cell>
          <table:table-cell/>
          <table:table-cell table:style-name="ce8" office:value-type="float" office:value="0.0002835" calcext:value-type="float">
            <text:p>2.84E-04</text:p>
          </table:table-cell>
          <table:table-cell table:style-name="ce8" office:value-type="float" office:value="0.1598" calcext:value-type="float">
            <text:p>1.60E-01</text:p>
          </table:table-cell>
          <table:table-cell table:style-name="ce8" office:value-type="float" office:value="0.001007" calcext:value-type="float">
            <text:p>1.01E-03</text:p>
          </table:table-cell>
          <table:table-cell/>
          <table:table-cell table:style-name="ce8" office:value-type="float" office:value="0.0002811" calcext:value-type="float">
            <text:p>2.81E-04</text:p>
          </table:table-cell>
          <table:table-cell table:style-name="ce8" office:value-type="float" office:value="0.1597" calcext:value-type="float">
            <text:p>1.60E-01</text:p>
          </table:table-cell>
          <table:table-cell table:style-name="ce8" office:value-type="float" office:value="0.001035" calcext:value-type="float">
            <text:p>1.04E-03</text:p>
          </table:table-cell>
          <table:table-cell/>
          <table:table-cell table:style-name="ce8" office:value-type="float" office:value="0.0002834" calcext:value-type="float">
            <text:p>2.83E-04</text:p>
          </table:table-cell>
          <table:table-cell table:style-name="ce8" office:value-type="float" office:value="0.1573" calcext:value-type="float">
            <text:p>1.57E-01</text:p>
          </table:table-cell>
          <table:table-cell table:style-name="ce8" office:value-type="float" office:value="0.001076" calcext:value-type="float">
            <text:p>1.08E-03</text:p>
          </table:table-cell>
          <table:table-cell/>
          <table:table-cell table:style-name="ce8" office:value-type="float" office:value="0.0002816" calcext:value-type="float">
            <text:p>2.82E-04</text:p>
          </table:table-cell>
          <table:table-cell table:style-name="ce8" office:value-type="float" office:value="0.1581" calcext:value-type="float">
            <text:p>1.58E-01</text:p>
          </table:table-cell>
          <table:table-cell table:style-name="ce8" office:value-type="float" office:value="0.001018" calcext:value-type="float">
            <text:p>1.02E-03</text:p>
          </table:table-cell>
          <table:table-cell table:number-columns-repeated="33"/>
          <table:table-cell table:style-name="ce7" office:value-type="string" calcext:value-type="string">
            <text:p>2⁵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²</text:p>
          </table:table-cell>
          <table:table-cell table:style-name="ce7" office:value-type="string" calcext:value-type="string">
            <text:p>2³</text:p>
          </table:table-cell>
          <table:table-cell table:style-name="ce10" table:formula="of:=[.B21]+[.C21]+[.D21]" office:value-type="float" office:value="0.1600136" calcext:value-type="float">
            <text:p>1.60E-01</text:p>
          </table:table-cell>
          <table:table-cell table:style-name="ce10" table:formula="of:=[.F21]+[.G21]+[.H21]" office:value-type="float" office:value="0.1610905" calcext:value-type="float">
            <text:p>1.61E-01</text:p>
          </table:table-cell>
          <table:table-cell table:style-name="ce10" table:formula="of:=[.J21]+[.K21]+[.L21]" office:value-type="float" office:value="0.1610161" calcext:value-type="float">
            <text:p>1.61E-01</text:p>
          </table:table-cell>
          <table:table-cell table:style-name="ce10" table:formula="of:=[.N21]+[.O21]+[.P21]" office:value-type="float" office:value="0.1586594" calcext:value-type="float">
            <text:p>1.59E-01</text:p>
          </table:table-cell>
          <table:table-cell table:style-name="ce10" table:formula="of:=[.R21]+[.S21]+[.T21]" office:value-type="float" office:value="0.1593996" calcext:value-type="float">
            <text:p>1.59E-01</text:p>
          </table:table-cell>
          <table:table-cell table:style-name="ce10" table:formula="of:=AVERAGE([.$BF21:.$BJ21])" office:value-type="float" office:value="0.16003584" calcext:value-type="float">
            <text:p>1.60E-01</text:p>
          </table:table-cell>
          <table:table-cell table:style-name="ce10" table:formula="of:=STDEV([.$BF21:.$BK21])" office:value-type="float" office:value="0.000935211250146204" calcext:value-type="float">
            <text:p>9.35E-04</text:p>
          </table:table-cell>
          <table:table-cell table:style-name="ce11" table:formula="of:=[.BL21]/[.BK21]" office:value-type="percentage" office:value="0.00584376131088014" calcext:value-type="percentage">
            <text:p>0.58%</text:p>
          </table:table-cell>
          <table:table-cell table:style-name="ce10" table:formula="of:=[.BN20]/2" office:value-type="float" office:value="0.049406715" calcext:value-type="float">
            <text:p>4.94E-02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B3x2</text:p>
          </table:table-cell>
          <table:table-cell table:style-name="ce8" office:value-type="float" office:value="0.0002833" calcext:value-type="float">
            <text:p>2.83E-04</text:p>
          </table:table-cell>
          <table:table-cell table:style-name="ce8" office:value-type="float" office:value="0.1589" calcext:value-type="float">
            <text:p>1.59E-01</text:p>
          </table:table-cell>
          <table:table-cell table:style-name="ce8" office:value-type="float" office:value="0.001023" calcext:value-type="float">
            <text:p>1.02E-03</text:p>
          </table:table-cell>
          <table:table-cell/>
          <table:table-cell table:style-name="ce8" office:value-type="float" office:value="0.0002833" calcext:value-type="float">
            <text:p>2.83E-04</text:p>
          </table:table-cell>
          <table:table-cell table:style-name="ce8" office:value-type="float" office:value="0.1589" calcext:value-type="float">
            <text:p>1.59E-01</text:p>
          </table:table-cell>
          <table:table-cell table:style-name="ce8" office:value-type="float" office:value="0.001023" calcext:value-type="float">
            <text:p>1.02E-03</text:p>
          </table:table-cell>
          <table:table-cell/>
          <table:table-cell table:style-name="ce8" office:value-type="float" office:value="0.0002804" calcext:value-type="float">
            <text:p>2.80E-04</text:p>
          </table:table-cell>
          <table:table-cell table:style-name="ce8" office:value-type="float" office:value="0.1601" calcext:value-type="float">
            <text:p>1.60E-01</text:p>
          </table:table-cell>
          <table:table-cell table:style-name="ce8" office:value-type="float" office:value="0.001018" calcext:value-type="float">
            <text:p>1.02E-03</text:p>
          </table:table-cell>
          <table:table-cell/>
          <table:table-cell table:style-name="ce8" office:value-type="float" office:value="0.0002837" calcext:value-type="float">
            <text:p>2.84E-04</text:p>
          </table:table-cell>
          <table:table-cell table:style-name="ce8" office:value-type="float" office:value="0.1586" calcext:value-type="float">
            <text:p>1.59E-01</text:p>
          </table:table-cell>
          <table:table-cell table:style-name="ce8" office:value-type="float" office:value="0.001042" calcext:value-type="float">
            <text:p>1.04E-03</text:p>
          </table:table-cell>
          <table:table-cell/>
          <table:table-cell table:style-name="ce8" office:value-type="float" office:value="0.000282" calcext:value-type="float">
            <text:p>2.82E-04</text:p>
          </table:table-cell>
          <table:table-cell table:style-name="ce8" office:value-type="float" office:value="0.1565" calcext:value-type="float">
            <text:p>1.57E-01</text:p>
          </table:table-cell>
          <table:table-cell table:style-name="ce8" office:value-type="float" office:value="0.001024" calcext:value-type="float">
            <text:p>1.02E-03</text:p>
          </table:table-cell>
          <table:table-cell table:number-columns-repeated="33"/>
          <table:table-cell table:style-name="ce7" office:value-type="string" calcext:value-type="string">
            <text:p>2⁵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³</text:p>
          </table:table-cell>
          <table:table-cell table:style-name="ce7" office:value-type="string" calcext:value-type="string">
            <text:p>2²</text:p>
          </table:table-cell>
          <table:table-cell table:style-name="ce10" table:formula="of:=[.B22]+[.C22]+[.D22]" office:value-type="float" office:value="0.1602063" calcext:value-type="float">
            <text:p>1.60E-01</text:p>
          </table:table-cell>
          <table:table-cell table:style-name="ce10" table:formula="of:=[.F22]+[.G22]+[.H22]" office:value-type="float" office:value="0.1602063" calcext:value-type="float">
            <text:p>1.60E-01</text:p>
          </table:table-cell>
          <table:table-cell table:style-name="ce10" table:formula="of:=[.J22]+[.K22]+[.L22]" office:value-type="float" office:value="0.1613984" calcext:value-type="float">
            <text:p>1.61E-01</text:p>
          </table:table-cell>
          <table:table-cell table:style-name="ce10" table:formula="of:=[.N22]+[.O22]+[.P22]" office:value-type="float" office:value="0.1599257" calcext:value-type="float">
            <text:p>1.60E-01</text:p>
          </table:table-cell>
          <table:table-cell table:style-name="ce10" table:formula="of:=[.R22]+[.S22]+[.T22]" office:value-type="float" office:value="0.157806" calcext:value-type="float">
            <text:p>1.58E-01</text:p>
          </table:table-cell>
          <table:table-cell table:style-name="ce10" table:formula="of:=AVERAGE([.$BF22:.$BJ22])" office:value-type="float" office:value="0.15990854" calcext:value-type="float">
            <text:p>1.60E-01</text:p>
          </table:table-cell>
          <table:table-cell table:style-name="ce10" table:formula="of:=STDEV([.$BF22:.$BK22])" office:value-type="float" office:value="0.00116773060009575" calcext:value-type="float">
            <text:p>1.17E-03</text:p>
          </table:table-cell>
          <table:table-cell table:style-name="ce11" table:formula="of:=[.BL22]/[.BK22]" office:value-type="percentage" office:value="0.00730249053675151" calcext:value-type="percentage">
            <text:p>0.73%</text:p>
          </table:table-cell>
          <table:table-cell table:style-name="ce10" table:formula="of:=[.BN21]/2" office:value-type="float" office:value="0.0247033575" calcext:value-type="float">
            <text:p>2.47E-02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B4x1</text:p>
          </table:table-cell>
          <table:table-cell table:style-name="ce8" office:value-type="float" office:value="0.0002825" calcext:value-type="float">
            <text:p>2.83E-04</text:p>
          </table:table-cell>
          <table:table-cell table:style-name="ce8" office:value-type="float" office:value="0.1601" calcext:value-type="float">
            <text:p>1.60E-01</text:p>
          </table:table-cell>
          <table:table-cell table:style-name="ce8" office:value-type="float" office:value="0.001024" calcext:value-type="float">
            <text:p>1.02E-03</text:p>
          </table:table-cell>
          <table:table-cell/>
          <table:table-cell table:style-name="ce8" office:value-type="float" office:value="0.0002809" calcext:value-type="float">
            <text:p>2.81E-04</text:p>
          </table:table-cell>
          <table:table-cell table:style-name="ce8" office:value-type="float" office:value="0.1596" calcext:value-type="float">
            <text:p>1.60E-01</text:p>
          </table:table-cell>
          <table:table-cell table:style-name="ce8" office:value-type="float" office:value="0.001028" calcext:value-type="float">
            <text:p>1.03E-03</text:p>
          </table:table-cell>
          <table:table-cell/>
          <table:table-cell table:style-name="ce8" office:value-type="float" office:value="0.0002854" calcext:value-type="float">
            <text:p>2.85E-04</text:p>
          </table:table-cell>
          <table:table-cell table:style-name="ce8" office:value-type="float" office:value="0.1602" calcext:value-type="float">
            <text:p>1.60E-01</text:p>
          </table:table-cell>
          <table:table-cell table:style-name="ce8" office:value-type="float" office:value="0.00101" calcext:value-type="float">
            <text:p>1.01E-03</text:p>
          </table:table-cell>
          <table:table-cell/>
          <table:table-cell table:style-name="ce8" office:value-type="float" office:value="0.0002824" calcext:value-type="float">
            <text:p>2.82E-04</text:p>
          </table:table-cell>
          <table:table-cell table:style-name="ce8" office:value-type="float" office:value="0.1597" calcext:value-type="float">
            <text:p>1.60E-01</text:p>
          </table:table-cell>
          <table:table-cell table:style-name="ce8" office:value-type="float" office:value="0.00103" calcext:value-type="float">
            <text:p>1.03E-03</text:p>
          </table:table-cell>
          <table:table-cell/>
          <table:table-cell table:style-name="ce8" office:value-type="float" office:value="0.0002827" calcext:value-type="float">
            <text:p>2.83E-04</text:p>
          </table:table-cell>
          <table:table-cell table:style-name="ce8" office:value-type="float" office:value="0.1596" calcext:value-type="float">
            <text:p>1.60E-01</text:p>
          </table:table-cell>
          <table:table-cell table:style-name="ce8" office:value-type="float" office:value="0.001045" calcext:value-type="float">
            <text:p>1.05E-03</text:p>
          </table:table-cell>
          <table:table-cell table:number-columns-repeated="33"/>
          <table:table-cell table:style-name="ce7" office:value-type="string" calcext:value-type="string">
            <text:p>2⁵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⁴</text:p>
          </table:table-cell>
          <table:table-cell table:style-name="ce7" office:value-type="string" calcext:value-type="string">
            <text:p>2¹</text:p>
          </table:table-cell>
          <table:table-cell table:style-name="ce10" table:formula="of:=[.B23]+[.C23]+[.D23]" office:value-type="float" office:value="0.1614065" calcext:value-type="float">
            <text:p>1.61E-01</text:p>
          </table:table-cell>
          <table:table-cell table:style-name="ce10" table:formula="of:=[.F23]+[.G23]+[.H23]" office:value-type="float" office:value="0.1609089" calcext:value-type="float">
            <text:p>1.61E-01</text:p>
          </table:table-cell>
          <table:table-cell table:style-name="ce10" table:formula="of:=[.J23]+[.K23]+[.L23]" office:value-type="float" office:value="0.1614954" calcext:value-type="float">
            <text:p>1.61E-01</text:p>
          </table:table-cell>
          <table:table-cell table:style-name="ce10" table:formula="of:=[.N23]+[.O23]+[.P23]" office:value-type="float" office:value="0.1610124" calcext:value-type="float">
            <text:p>1.61E-01</text:p>
          </table:table-cell>
          <table:table-cell table:style-name="ce10" table:formula="of:=[.R23]+[.S23]+[.T23]" office:value-type="float" office:value="0.1609277" calcext:value-type="float">
            <text:p>1.61E-01</text:p>
          </table:table-cell>
          <table:table-cell table:style-name="ce10" table:formula="of:=AVERAGE([.$BF23:.$BJ23])" office:value-type="float" office:value="0.16115018" calcext:value-type="float">
            <text:p>1.61E-01</text:p>
          </table:table-cell>
          <table:table-cell table:style-name="ce10" table:formula="of:=STDEV([.$BF23:.$BK23])" office:value-type="float" office:value="0.000249629128108084" calcext:value-type="float">
            <text:p>2.50E-04</text:p>
          </table:table-cell>
          <table:table-cell table:style-name="ce11" table:formula="of:=[.BL23]/[.BK23]" office:value-type="percentage" office:value="0.00154904653602052" calcext:value-type="percentage">
            <text:p>0.15%</text:p>
          </table:table-cell>
          <table:table-cell table:style-name="ce10" table:formula="of:=[.BN22]/2" office:value-type="float" office:value="0.01235167875" calcext:value-type="float">
            <text:p>1.24E-02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B5x0</text:p>
          </table:table-cell>
          <table:table-cell table:style-name="ce8" office:value-type="float" office:value="0.0002829" calcext:value-type="float">
            <text:p>2.83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104" calcext:value-type="float">
            <text:p>1.04E-03</text:p>
          </table:table-cell>
          <table:table-cell/>
          <table:table-cell table:style-name="ce8" office:value-type="float" office:value="0.0002843" calcext:value-type="float">
            <text:p>2.84E-04</text:p>
          </table:table-cell>
          <table:table-cell table:style-name="ce8" office:value-type="float" office:value="0.1395" calcext:value-type="float">
            <text:p>1.40E-01</text:p>
          </table:table-cell>
          <table:table-cell table:style-name="ce8" office:value-type="float" office:value="0.001051" calcext:value-type="float">
            <text:p>1.05E-03</text:p>
          </table:table-cell>
          <table:table-cell/>
          <table:table-cell table:style-name="ce8" office:value-type="float" office:value="0.0002823" calcext:value-type="float">
            <text:p>2.82E-04</text:p>
          </table:table-cell>
          <table:table-cell table:style-name="ce8" office:value-type="float" office:value="0.1415" calcext:value-type="float">
            <text:p>1.42E-01</text:p>
          </table:table-cell>
          <table:table-cell table:style-name="ce8" office:value-type="float" office:value="0.00102" calcext:value-type="float">
            <text:p>1.02E-03</text:p>
          </table:table-cell>
          <table:table-cell/>
          <table:table-cell table:style-name="ce8" office:value-type="float" office:value="0.0002827" calcext:value-type="float">
            <text:p>2.83E-04</text:p>
          </table:table-cell>
          <table:table-cell table:style-name="ce8" office:value-type="float" office:value="0.1427" calcext:value-type="float">
            <text:p>1.43E-01</text:p>
          </table:table-cell>
          <table:table-cell table:style-name="ce8" office:value-type="float" office:value="0.001009" calcext:value-type="float">
            <text:p>1.01E-03</text:p>
          </table:table-cell>
          <table:table-cell/>
          <table:table-cell table:style-name="ce8" office:value-type="float" office:value="0.0002801" calcext:value-type="float">
            <text:p>2.80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1011" calcext:value-type="float">
            <text:p>1.01E-03</text:p>
          </table:table-cell>
          <table:table-cell table:number-columns-repeated="33"/>
          <table:table-cell table:style-name="ce7" office:value-type="string" calcext:value-type="string">
            <text:p>2⁵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2⁵</text:p>
          </table:table-cell>
          <table:table-cell table:style-name="ce7" office:value-type="string" calcext:value-type="string">
            <text:p>2⁰</text:p>
          </table:table-cell>
          <table:table-cell table:style-name="ce10" office:value-type="float" office:value="0.1428" calcext:value-type="float">
            <text:p>1.43E-01</text:p>
          </table:table-cell>
          <table:table-cell table:style-name="ce10" office:value-type="float" office:value="0.1431" calcext:value-type="float">
            <text:p>1.43E-01</text:p>
          </table:table-cell>
          <table:table-cell table:style-name="ce10" office:value-type="float" office:value="0.14" calcext:value-type="float">
            <text:p>1.40E-01</text:p>
          </table:table-cell>
          <table:table-cell table:style-name="ce10" office:value-type="float" office:value="0.1422" calcext:value-type="float">
            <text:p>1.42E-01</text:p>
          </table:table-cell>
          <table:table-cell table:style-name="ce10" office:value-type="float" office:value="0.1404" calcext:value-type="float">
            <text:p>1.40E-01</text:p>
          </table:table-cell>
          <table:table-cell table:style-name="ce10" office:value-type="float" office:value="0.1417" calcext:value-type="float">
            <text:p>1.42E-01</text:p>
          </table:table-cell>
          <table:table-cell table:style-name="ce10" table:formula="of:=STDEV([.$BF24:.$BK24])" office:value-type="float" office:value="0.00126491106406735" calcext:value-type="float">
            <text:p>1.26E-03</text:p>
          </table:table-cell>
          <table:table-cell table:style-name="ce11" table:formula="of:=[.BL24]/[.BK24]" office:value-type="percentage" office:value="0.00892668358551412" calcext:value-type="percentage">
            <text:p>0.89%</text:p>
          </table:table-cell>
          <table:table-cell table:style-name="ce10" table:formula="of:=[.BN23]/2" office:value-type="float" office:value="0.006175839375" calcext:value-type="float">
            <text:p>6.18E-03</text:p>
          </table:table-cell>
          <table:table-cell table:number-columns-repeated="1631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3"/>
          <table:table-cell table:style-name="ce21" office:value-type="string" calcext:value-type="string" table:number-columns-spanned="12" table:number-rows-spanned="1">
            <text:p>GPU</text:p>
          </table:table-cell>
          <table:covered-table-cell table:number-columns-repeated="11"/>
          <table:table-cell table:style-name="ce5"/>
          <table:table-cell table:number-columns-repeated="16318"/>
        </table:table-row>
        <table:table-row table:style-name="ro1">
          <table:table-cell table:number-columns-repeated="53"/>
          <table:table-cell table:style-name="ce21" office:value-type="string" calcext:value-type="string" table:number-columns-spanned="2" table:number-rows-spanned="1">
            <text:p>Grid</text:p>
          </table:table-cell>
          <table:covered-table-cell/>
          <table:table-cell table:style-name="ce18" office:value-type="string" calcext:value-type="string" table:number-columns-spanned="2" table:number-rows-spanned="1">
            <text:p>Block</text:p>
          </table:table-cell>
          <table:covered-table-cell/>
          <table:table-cell table:style-name="ce6" table:number-columns-repeated="7"/>
          <table:table-cell table:style-name="ce5" table:number-columns-repeated="2"/>
          <table:table-cell table:number-columns-repeated="16318"/>
        </table:table-row>
        <table:table-row table:style-name="ro2">
          <table:table-cell office:value-type="string" calcext:value-type="string">
            <text:p>G0x5</text:p>
          </table:table-cell>
          <table:table-cell table:style-name="ce8" office:value-type="float" office:value="0.0002839" calcext:value-type="float">
            <text:p>2.84E-04</text:p>
          </table:table-cell>
          <table:table-cell table:style-name="ce8" office:value-type="float" office:value="0.1424" calcext:value-type="float">
            <text:p>1.42E-01</text:p>
          </table:table-cell>
          <table:table-cell table:style-name="ce8" office:value-type="float" office:value="0.0009789" calcext:value-type="float">
            <text:p>9.79E-04</text:p>
          </table:table-cell>
          <table:table-cell/>
          <table:table-cell table:style-name="ce8" office:value-type="float" office:value="0.0002794" calcext:value-type="float">
            <text:p>2.79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09333" calcext:value-type="float">
            <text:p>9.33E-04</text:p>
          </table:table-cell>
          <table:table-cell/>
          <table:table-cell table:style-name="ce8" office:value-type="float" office:value="0.0003153" calcext:value-type="float">
            <text:p>3.15E-04</text:p>
          </table:table-cell>
          <table:table-cell table:style-name="ce8" office:value-type="float" office:value="0.1396" calcext:value-type="float">
            <text:p>1.40E-01</text:p>
          </table:table-cell>
          <table:table-cell table:style-name="ce8" office:value-type="float" office:value="0.001286" calcext:value-type="float">
            <text:p>1.29E-03</text:p>
          </table:table-cell>
          <table:table-cell/>
          <table:table-cell table:style-name="ce8" office:value-type="float" office:value="0.0002792" calcext:value-type="float">
            <text:p>2.79E-04</text:p>
          </table:table-cell>
          <table:table-cell table:style-name="ce8" office:value-type="float" office:value="0.1431" calcext:value-type="float">
            <text:p>1.43E-01</text:p>
          </table:table-cell>
          <table:table-cell table:style-name="ce8" office:value-type="float" office:value="0.0009457" calcext:value-type="float">
            <text:p>9.46E-04</text:p>
          </table:table-cell>
          <table:table-cell/>
          <table:table-cell table:style-name="ce8" office:value-type="float" office:value="0.0002803" calcext:value-type="float">
            <text:p>2.80E-04</text:p>
          </table:table-cell>
          <table:table-cell table:style-name="ce8" office:value-type="float" office:value="0.1424" calcext:value-type="float">
            <text:p>1.42E-01</text:p>
          </table:table-cell>
          <table:table-cell table:style-name="ce8" office:value-type="float" office:value="0.0009598" calcext:value-type="float">
            <text:p>9.60E-04</text:p>
          </table:table-cell>
          <table:table-cell table:number-columns-repeated="33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table-cell table:style-name="ce5" office:value-type="string" calcext:value-type="string">
            <text:p>SD/Ave</text:p>
          </table:table-cell>
          <table:table-cell table:style-name="ce5" office:value-type="string" calcext:value-type="string">
            <text:p>Theorical Value</text:p>
          </table:table-cell>
          <table:table-cell table:number-columns-repeated="16318"/>
        </table:table-row>
        <table:table-row table:style-name="ro3">
          <table:table-cell office:value-type="string" calcext:value-type="string">
            <text:p>G1x4</text:p>
          </table:table-cell>
          <table:table-cell table:style-name="ce8" office:value-type="float" office:value="0.0002799" calcext:value-type="float">
            <text:p>2.80E-04</text:p>
          </table:table-cell>
          <table:table-cell table:style-name="ce8" office:value-type="float" office:value="0.1425" calcext:value-type="float">
            <text:p>1.43E-01</text:p>
          </table:table-cell>
          <table:table-cell table:style-name="ce8" office:value-type="float" office:value="0.0009556" calcext:value-type="float">
            <text:p>9.56E-04</text:p>
          </table:table-cell>
          <table:table-cell/>
          <table:table-cell table:style-name="ce8" office:value-type="float" office:value="0.0002813" calcext:value-type="float">
            <text:p>2.81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09716" calcext:value-type="float">
            <text:p>9.72E-04</text:p>
          </table:table-cell>
          <table:table-cell/>
          <table:table-cell table:style-name="ce8" office:value-type="float" office:value="0.0002802" calcext:value-type="float">
            <text:p>2.80E-04</text:p>
          </table:table-cell>
          <table:table-cell table:style-name="ce8" office:value-type="float" office:value="0.1421" calcext:value-type="float">
            <text:p>1.42E-01</text:p>
          </table:table-cell>
          <table:table-cell table:style-name="ce8" office:value-type="float" office:value="0.000938" calcext:value-type="float">
            <text:p>9.38E-04</text:p>
          </table:table-cell>
          <table:table-cell/>
          <table:table-cell table:style-name="ce8" office:value-type="float" office:value="0.0002822" calcext:value-type="float">
            <text:p>2.82E-04</text:p>
          </table:table-cell>
          <table:table-cell table:style-name="ce8" office:value-type="float" office:value="0.1412" calcext:value-type="float">
            <text:p>1.41E-01</text:p>
          </table:table-cell>
          <table:table-cell table:style-name="ce8" office:value-type="float" office:value="0.0009396" calcext:value-type="float">
            <text:p>9.40E-04</text:p>
          </table:table-cell>
          <table:table-cell/>
          <table:table-cell table:style-name="ce8" office:value-type="float" office:value="0.0002807" calcext:value-type="float">
            <text:p>2.81E-04</text:p>
          </table:table-cell>
          <table:table-cell table:style-name="ce8" office:value-type="float" office:value="0.1423" calcext:value-type="float">
            <text:p>1.42E-01</text:p>
          </table:table-cell>
          <table:table-cell table:style-name="ce8" office:value-type="float" office:value="0.0009415" calcext:value-type="float">
            <text:p>9.42E-04</text:p>
          </table:table-cell>
          <table:table-cell table:number-columns-repeated="33"/>
          <table:table-cell table:style-name="ce7" office:value-type="string" calcext:value-type="string">
            <text:p>2⁰</text:p>
          </table:table-cell>
          <table:table-cell table:number-columns-repeated="2" table:style-name="ce7" office:value-type="string" calcext:value-type="string">
            <text:p>2⁵</text:p>
          </table:table-cell>
          <table:table-cell table:style-name="ce7" office:value-type="string" calcext:value-type="string">
            <text:p>2⁰</text:p>
          </table:table-cell>
          <table:table-cell table:style-name="ce10" table:formula="of:=[.B29]+[.C29]+[.D29]" office:value-type="float" office:value="0.1437355" calcext:value-type="float">
            <text:p>1.44E-01</text:p>
          </table:table-cell>
          <table:table-cell table:style-name="ce10" table:formula="of:=[.F29]+[.G29]+[.H29]" office:value-type="float" office:value="0.1442529" calcext:value-type="float">
            <text:p>1.44E-01</text:p>
          </table:table-cell>
          <table:table-cell table:style-name="ce10" table:formula="of:=[.J29]+[.K29]+[.L29]" office:value-type="float" office:value="0.1433182" calcext:value-type="float">
            <text:p>1.43E-01</text:p>
          </table:table-cell>
          <table:table-cell table:style-name="ce10" table:formula="of:=[.N29]+[.O29]+[.P29]" office:value-type="float" office:value="0.1424218" calcext:value-type="float">
            <text:p>1.42E-01</text:p>
          </table:table-cell>
          <table:table-cell table:style-name="ce10" table:formula="of:=[.R29]+[.S29]+[.T29]" office:value-type="float" office:value="0.1435222" calcext:value-type="float">
            <text:p>1.44E-01</text:p>
          </table:table-cell>
          <table:table-cell table:style-name="ce10" table:formula="of:=AVERAGE([.$BF29:.$BJ29])" office:value-type="float" office:value="0.14345012" calcext:value-type="float">
            <text:p>1.43E-01</text:p>
          </table:table-cell>
          <table:table-cell table:style-name="ce10" table:formula="of:=STDEV([.$BF29:.$BK29])" office:value-type="float" office:value="0.000600988836501968" calcext:value-type="float">
            <text:p>6.01E-04</text:p>
          </table:table-cell>
          <table:table-cell table:style-name="ce11" table:formula="of:=[.BL29]/[.BK29]" office:value-type="percentage" office:value="0.00418953177942248" calcext:value-type="percentage">
            <text:p>0.42%</text:p>
          </table:table-cell>
          <table:table-cell table:style-name="ce10" table:formula="of:=[.BK29]" office:value-type="float" office:value="0.14345012" calcext:value-type="float">
            <text:p>1.43E-01</text:p>
          </table:table-cell>
          <table:table-cell table:number-columns-repeated="16318"/>
        </table:table-row>
        <table:table-row table:style-name="ro3">
          <table:table-cell office:value-type="string" calcext:value-type="string">
            <text:p>G2x3</text:p>
          </table:table-cell>
          <table:table-cell table:style-name="ce8" office:value-type="float" office:value="0.0002809" calcext:value-type="float">
            <text:p>2.81E-04</text:p>
          </table:table-cell>
          <table:table-cell table:style-name="ce8" office:value-type="float" office:value="0.1428" calcext:value-type="float">
            <text:p>1.43E-01</text:p>
          </table:table-cell>
          <table:table-cell table:style-name="ce8" office:value-type="float" office:value="0.0009518" calcext:value-type="float">
            <text:p>9.52E-04</text:p>
          </table:table-cell>
          <table:table-cell/>
          <table:table-cell table:style-name="ce8" office:value-type="float" office:value="0.0002838" calcext:value-type="float">
            <text:p>2.84E-04</text:p>
          </table:table-cell>
          <table:table-cell table:style-name="ce8" office:value-type="float" office:value="0.142" calcext:value-type="float">
            <text:p>1.42E-01</text:p>
          </table:table-cell>
          <table:table-cell table:style-name="ce8" office:value-type="float" office:value="0.0009685" calcext:value-type="float">
            <text:p>9.69E-04</text:p>
          </table:table-cell>
          <table:table-cell/>
          <table:table-cell table:style-name="ce8" office:value-type="float" office:value="0.0002818" calcext:value-type="float">
            <text:p>2.82E-04</text:p>
          </table:table-cell>
          <table:table-cell table:style-name="ce8" office:value-type="float" office:value="0.1406" calcext:value-type="float">
            <text:p>1.41E-01</text:p>
          </table:table-cell>
          <table:table-cell table:style-name="ce8" office:value-type="float" office:value="0.0009905" calcext:value-type="float">
            <text:p>9.91E-04</text:p>
          </table:table-cell>
          <table:table-cell/>
          <table:table-cell table:style-name="ce8" office:value-type="float" office:value="0.000279" calcext:value-type="float">
            <text:p>2.79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09466" calcext:value-type="float">
            <text:p>9.47E-04</text:p>
          </table:table-cell>
          <table:table-cell/>
          <table:table-cell table:style-name="ce8" office:value-type="float" office:value="0.0002809" calcext:value-type="float">
            <text:p>2.81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0963" calcext:value-type="float">
            <text:p>9.63E-04</text:p>
          </table:table-cell>
          <table:table-cell table:number-columns-repeated="33"/>
          <table:table-cell table:style-name="ce7" office:value-type="string" calcext:value-type="string">
            <text:p>2¹</text:p>
          </table:table-cell>
          <table:table-cell table:style-name="ce7" office:value-type="string" calcext:value-type="string">
            <text:p>2⁴</text:p>
          </table:table-cell>
          <table:table-cell table:style-name="ce7" office:value-type="string" calcext:value-type="string">
            <text:p>2⁵</text:p>
          </table:table-cell>
          <table:table-cell table:style-name="ce7" office:value-type="string" calcext:value-type="string">
            <text:p>2⁰</text:p>
          </table:table-cell>
          <table:table-cell table:style-name="ce10" table:formula="of:=[.B30]+[.C30]+[.D30]" office:value-type="float" office:value="0.1440327" calcext:value-type="float">
            <text:p>1.44E-01</text:p>
          </table:table-cell>
          <table:table-cell table:style-name="ce10" table:formula="of:=[.F30]+[.G30]+[.H30]" office:value-type="float" office:value="0.1432523" calcext:value-type="float">
            <text:p>1.43E-01</text:p>
          </table:table-cell>
          <table:table-cell table:style-name="ce10" table:formula="of:=[.J30]+[.K30]+[.L30]" office:value-type="float" office:value="0.1418723" calcext:value-type="float">
            <text:p>1.42E-01</text:p>
          </table:table-cell>
          <table:table-cell table:style-name="ce10" table:formula="of:=[.N30]+[.O30]+[.P30]" office:value-type="float" office:value="0.1442256" calcext:value-type="float">
            <text:p>1.44E-01</text:p>
          </table:table-cell>
          <table:table-cell table:style-name="ce10" table:formula="of:=[.R30]+[.S30]+[.T30]" office:value-type="float" office:value="0.1442439" calcext:value-type="float">
            <text:p>1.44E-01</text:p>
          </table:table-cell>
          <table:table-cell table:style-name="ce10" table:formula="of:=AVERAGE([.$BF30:.$BJ30])" office:value-type="float" office:value="0.14352536" calcext:value-type="float">
            <text:p>1.44E-01</text:p>
          </table:table-cell>
          <table:table-cell table:style-name="ce10" table:formula="of:=STDEV([.$BF30:.$BK30])" office:value-type="float" office:value="0.000902352347146051" calcext:value-type="float">
            <text:p>9.02E-04</text:p>
          </table:table-cell>
          <table:table-cell table:style-name="ce11" table:formula="of:=[.BL30]/[.BK30]" office:value-type="percentage" office:value="0.00628705858773705" calcext:value-type="percentage">
            <text:p>0.63%</text:p>
          </table:table-cell>
          <table:table-cell table:style-name="ce10" table:formula="of:=[.BN29]/2" office:value-type="float" office:value="0.07172506" calcext:value-type="float">
            <text:p>7.17E-02</text:p>
          </table:table-cell>
          <table:table-cell table:number-columns-repeated="16318"/>
        </table:table-row>
        <table:table-row table:style-name="ro3">
          <table:table-cell office:value-type="string" calcext:value-type="string">
            <text:p>G3x2</text:p>
          </table:table-cell>
          <table:table-cell table:style-name="ce8" office:value-type="float" office:value="0.0002793" calcext:value-type="float">
            <text:p>2.79E-04</text:p>
          </table:table-cell>
          <table:table-cell table:style-name="ce8" office:value-type="float" office:value="0.1417" calcext:value-type="float">
            <text:p>1.42E-01</text:p>
          </table:table-cell>
          <table:table-cell table:style-name="ce8" office:value-type="float" office:value="0.0009586" calcext:value-type="float">
            <text:p>9.59E-04</text:p>
          </table:table-cell>
          <table:table-cell/>
          <table:table-cell table:style-name="ce8" office:value-type="float" office:value="0.0002813" calcext:value-type="float">
            <text:p>2.81E-04</text:p>
          </table:table-cell>
          <table:table-cell table:style-name="ce8" office:value-type="float" office:value="0.1423" calcext:value-type="float">
            <text:p>1.42E-01</text:p>
          </table:table-cell>
          <table:table-cell table:style-name="ce8" office:value-type="float" office:value="0.0009601" calcext:value-type="float">
            <text:p>9.60E-04</text:p>
          </table:table-cell>
          <table:table-cell/>
          <table:table-cell table:style-name="ce8" office:value-type="float" office:value="0.0002831" calcext:value-type="float">
            <text:p>2.83E-04</text:p>
          </table:table-cell>
          <table:table-cell table:style-name="ce8" office:value-type="float" office:value="0.142" calcext:value-type="float">
            <text:p>1.42E-01</text:p>
          </table:table-cell>
          <table:table-cell table:style-name="ce8" office:value-type="float" office:value="0.0009625" calcext:value-type="float">
            <text:p>9.63E-04</text:p>
          </table:table-cell>
          <table:table-cell/>
          <table:table-cell table:style-name="ce8" office:value-type="float" office:value="0.0002826" calcext:value-type="float">
            <text:p>2.83E-04</text:p>
          </table:table-cell>
          <table:table-cell table:style-name="ce8" office:value-type="float" office:value="0.1431" calcext:value-type="float">
            <text:p>1.43E-01</text:p>
          </table:table-cell>
          <table:table-cell table:style-name="ce8" office:value-type="float" office:value="0.0009556" calcext:value-type="float">
            <text:p>9.56E-04</text:p>
          </table:table-cell>
          <table:table-cell/>
          <table:table-cell table:style-name="ce8" office:value-type="float" office:value="0.0002834" calcext:value-type="float">
            <text:p>2.83E-04</text:p>
          </table:table-cell>
          <table:table-cell table:style-name="ce8" office:value-type="float" office:value="0.1431" calcext:value-type="float">
            <text:p>1.43E-01</text:p>
          </table:table-cell>
          <table:table-cell table:style-name="ce8" office:value-type="float" office:value="0.000957" calcext:value-type="float">
            <text:p>9.57E-04</text:p>
          </table:table-cell>
          <table:table-cell table:number-columns-repeated="33"/>
          <table:table-cell table:style-name="ce7" office:value-type="string" calcext:value-type="string">
            <text:p>2²</text:p>
          </table:table-cell>
          <table:table-cell table:style-name="ce7" office:value-type="string" calcext:value-type="string">
            <text:p>2³</text:p>
          </table:table-cell>
          <table:table-cell table:style-name="ce7" office:value-type="string" calcext:value-type="string">
            <text:p>2⁵</text:p>
          </table:table-cell>
          <table:table-cell table:style-name="ce7" office:value-type="string" calcext:value-type="string">
            <text:p>2⁰</text:p>
          </table:table-cell>
          <table:table-cell table:style-name="ce10" table:formula="of:=[.B31]+[.C31]+[.D31]" office:value-type="float" office:value="0.1429379" calcext:value-type="float">
            <text:p>1.43E-01</text:p>
          </table:table-cell>
          <table:table-cell table:style-name="ce10" table:formula="of:=[.F31]+[.G31]+[.H31]" office:value-type="float" office:value="0.1435414" calcext:value-type="float">
            <text:p>1.44E-01</text:p>
          </table:table-cell>
          <table:table-cell table:style-name="ce10" table:formula="of:=[.J31]+[.K31]+[.L31]" office:value-type="float" office:value="0.1432456" calcext:value-type="float">
            <text:p>1.43E-01</text:p>
          </table:table-cell>
          <table:table-cell table:style-name="ce10" table:formula="of:=[.N31]+[.O31]+[.P31]" office:value-type="float" office:value="0.1443382" calcext:value-type="float">
            <text:p>1.44E-01</text:p>
          </table:table-cell>
          <table:table-cell table:style-name="ce10" table:formula="of:=[.R31]+[.S31]+[.T31]" office:value-type="float" office:value="0.1443404" calcext:value-type="float">
            <text:p>1.44E-01</text:p>
          </table:table-cell>
          <table:table-cell table:style-name="ce10" table:formula="of:=AVERAGE([.$BF31:.$BJ31])" office:value-type="float" office:value="0.1436807" calcext:value-type="float">
            <text:p>1.44E-01</text:p>
          </table:table-cell>
          <table:table-cell table:style-name="ce10" table:formula="of:=STDEV([.$BF31:.$BK31])" office:value-type="float" office:value="0.000570609968367184" calcext:value-type="float">
            <text:p>5.71E-04</text:p>
          </table:table-cell>
          <table:table-cell table:style-name="ce11" table:formula="of:=[.BL31]/[.BK31]" office:value-type="percentage" office:value="0.00397137519769311" calcext:value-type="percentage">
            <text:p>0.40%</text:p>
          </table:table-cell>
          <table:table-cell table:style-name="ce10" table:formula="of:=[.BN30]/2" office:value-type="float" office:value="0.03586253" calcext:value-type="float">
            <text:p>3.59E-02</text:p>
          </table:table-cell>
          <table:table-cell table:number-columns-repeated="16318"/>
        </table:table-row>
        <table:table-row table:style-name="ro3">
          <table:table-cell office:value-type="string" calcext:value-type="string">
            <text:p>G4x1</text:p>
          </table:table-cell>
          <table:table-cell table:style-name="ce8" office:value-type="float" office:value="0.0002808" calcext:value-type="float">
            <text:p>2.81E-04</text:p>
          </table:table-cell>
          <table:table-cell table:style-name="ce8" office:value-type="float" office:value="0.1414" calcext:value-type="float">
            <text:p>1.41E-01</text:p>
          </table:table-cell>
          <table:table-cell table:style-name="ce8" office:value-type="float" office:value="0.001045" calcext:value-type="float">
            <text:p>1.05E-03</text:p>
          </table:table-cell>
          <table:table-cell/>
          <table:table-cell table:style-name="ce8" office:value-type="float" office:value="0.0002858" calcext:value-type="float">
            <text:p>2.86E-04</text:p>
          </table:table-cell>
          <table:table-cell table:style-name="ce8" office:value-type="float" office:value="0.1426" calcext:value-type="float">
            <text:p>1.43E-01</text:p>
          </table:table-cell>
          <table:table-cell table:style-name="ce8" office:value-type="float" office:value="0.0009897" calcext:value-type="float">
            <text:p>9.90E-04</text:p>
          </table:table-cell>
          <table:table-cell/>
          <table:table-cell table:style-name="ce8" office:value-type="float" office:value="0.0002825" calcext:value-type="float">
            <text:p>2.83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09606" calcext:value-type="float">
            <text:p>9.61E-04</text:p>
          </table:table-cell>
          <table:table-cell/>
          <table:table-cell table:style-name="ce8" office:value-type="float" office:value="0.0002802" calcext:value-type="float">
            <text:p>2.80E-04</text:p>
          </table:table-cell>
          <table:table-cell table:style-name="ce8" office:value-type="float" office:value="0.1423" calcext:value-type="float">
            <text:p>1.42E-01</text:p>
          </table:table-cell>
          <table:table-cell table:style-name="ce8" office:value-type="float" office:value="0.0009337" calcext:value-type="float">
            <text:p>9.34E-04</text:p>
          </table:table-cell>
          <table:table-cell/>
          <table:table-cell table:style-name="ce8" office:value-type="float" office:value="0.0002831" calcext:value-type="float">
            <text:p>2.83E-04</text:p>
          </table:table-cell>
          <table:table-cell table:style-name="ce8" office:value-type="float" office:value="0.1414" calcext:value-type="float">
            <text:p>1.41E-01</text:p>
          </table:table-cell>
          <table:table-cell table:style-name="ce8" office:value-type="float" office:value="0.0009658" calcext:value-type="float">
            <text:p>9.66E-04</text:p>
          </table:table-cell>
          <table:table-cell table:number-columns-repeated="33"/>
          <table:table-cell table:style-name="ce7" office:value-type="string" calcext:value-type="string">
            <text:p>2³</text:p>
          </table:table-cell>
          <table:table-cell table:style-name="ce7" office:value-type="string" calcext:value-type="string">
            <text:p>2²</text:p>
          </table:table-cell>
          <table:table-cell table:style-name="ce7" office:value-type="string" calcext:value-type="string">
            <text:p>2⁵</text:p>
          </table:table-cell>
          <table:table-cell table:style-name="ce7" office:value-type="string" calcext:value-type="string">
            <text:p>2⁰</text:p>
          </table:table-cell>
          <table:table-cell table:style-name="ce10" table:formula="of:=[.B32]+[.C32]+[.D32]" office:value-type="float" office:value="0.1427258" calcext:value-type="float">
            <text:p>1.43E-01</text:p>
          </table:table-cell>
          <table:table-cell table:style-name="ce10" table:formula="of:=[.F32]+[.G32]+[.H32]" office:value-type="float" office:value="0.1438755" calcext:value-type="float">
            <text:p>1.44E-01</text:p>
          </table:table-cell>
          <table:table-cell table:style-name="ce10" table:formula="of:=[.J32]+[.K32]+[.L32]" office:value-type="float" office:value="0.1442431" calcext:value-type="float">
            <text:p>1.44E-01</text:p>
          </table:table-cell>
          <table:table-cell table:style-name="ce10" table:formula="of:=[.N32]+[.O32]+[.P32]" office:value-type="float" office:value="0.1435139" calcext:value-type="float">
            <text:p>1.44E-01</text:p>
          </table:table-cell>
          <table:table-cell table:style-name="ce10" table:formula="of:=[.R32]+[.S32]+[.T32]" office:value-type="float" office:value="0.1426489" calcext:value-type="float">
            <text:p>1.43E-01</text:p>
          </table:table-cell>
          <table:table-cell table:style-name="ce10" table:formula="of:=AVERAGE([.$BF32:.$BJ32])" office:value-type="float" office:value="0.14340144" calcext:value-type="float">
            <text:p>1.43E-01</text:p>
          </table:table-cell>
          <table:table-cell table:style-name="ce10" table:formula="of:=STDEV([.$BF32:.$BK32])" office:value-type="float" office:value="0.000627467537327633" calcext:value-type="float">
            <text:p>6.27E-04</text:p>
          </table:table-cell>
          <table:table-cell table:style-name="ce11" table:formula="of:=[.BL32]/[.BK32]" office:value-type="percentage" office:value="0.00437560137002553" calcext:value-type="percentage">
            <text:p>0.44%</text:p>
          </table:table-cell>
          <table:table-cell table:style-name="ce10" table:formula="of:=[.BN31]/2" office:value-type="float" office:value="0.017931265" calcext:value-type="float">
            <text:p>1.79E-02</text:p>
          </table:table-cell>
          <table:table-cell table:number-columns-repeated="16318"/>
        </table:table-row>
        <table:table-row table:style-name="ro3">
          <table:table-cell office:value-type="string" calcext:value-type="string">
            <text:p>G5x0</text:p>
          </table:table-cell>
          <table:table-cell table:style-name="ce8" office:value-type="float" office:value="0.0002806" calcext:value-type="float">
            <text:p>2.81E-04</text:p>
          </table:table-cell>
          <table:table-cell table:style-name="ce8" office:value-type="float" office:value="0.1428" calcext:value-type="float">
            <text:p>1.43E-01</text:p>
          </table:table-cell>
          <table:table-cell table:style-name="ce8" office:value-type="float" office:value="0.0009406" calcext:value-type="float">
            <text:p>9.41E-04</text:p>
          </table:table-cell>
          <table:table-cell/>
          <table:table-cell table:style-name="ce8" office:value-type="float" office:value="0.0002804" calcext:value-type="float">
            <text:p>2.80E-04</text:p>
          </table:table-cell>
          <table:table-cell table:style-name="ce8" office:value-type="float" office:value="0.1417" calcext:value-type="float">
            <text:p>1.42E-01</text:p>
          </table:table-cell>
          <table:table-cell table:style-name="ce8" office:value-type="float" office:value="0.0009445" calcext:value-type="float">
            <text:p>9.45E-04</text:p>
          </table:table-cell>
          <table:table-cell/>
          <table:table-cell table:style-name="ce8" office:value-type="float" office:value="0.000283" calcext:value-type="float">
            <text:p>2.83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09592" calcext:value-type="float">
            <text:p>9.59E-04</text:p>
          </table:table-cell>
          <table:table-cell/>
          <table:table-cell table:style-name="ce8" office:value-type="float" office:value="0.0002833" calcext:value-type="float">
            <text:p>2.83E-04</text:p>
          </table:table-cell>
          <table:table-cell table:style-name="ce8" office:value-type="float" office:value="0.1415" calcext:value-type="float">
            <text:p>1.42E-01</text:p>
          </table:table-cell>
          <table:table-cell table:style-name="ce8" office:value-type="float" office:value="0.0009676" calcext:value-type="float">
            <text:p>9.68E-04</text:p>
          </table:table-cell>
          <table:table-cell/>
          <table:table-cell table:style-name="ce8" office:value-type="float" office:value="0.0002832" calcext:value-type="float">
            <text:p>2.83E-04</text:p>
          </table:table-cell>
          <table:table-cell table:style-name="ce8" office:value-type="float" office:value="0.143" calcext:value-type="float">
            <text:p>1.43E-01</text:p>
          </table:table-cell>
          <table:table-cell table:style-name="ce8" office:value-type="float" office:value="0.0009715" calcext:value-type="float">
            <text:p>9.72E-04</text:p>
          </table:table-cell>
          <table:table-cell table:number-columns-repeated="33"/>
          <table:table-cell table:style-name="ce7" office:value-type="string" calcext:value-type="string">
            <text:p>2⁴</text:p>
          </table:table-cell>
          <table:table-cell table:style-name="ce7" office:value-type="string" calcext:value-type="string">
            <text:p>2¹</text:p>
          </table:table-cell>
          <table:table-cell table:style-name="ce7" office:value-type="string" calcext:value-type="string">
            <text:p>2⁵</text:p>
          </table:table-cell>
          <table:table-cell table:style-name="ce7" office:value-type="string" calcext:value-type="string">
            <text:p>2⁰</text:p>
          </table:table-cell>
          <table:table-cell table:style-name="ce10" table:formula="of:=[.B33]+[.C33]+[.D33]" office:value-type="float" office:value="0.1440212" calcext:value-type="float">
            <text:p>1.44E-01</text:p>
          </table:table-cell>
          <table:table-cell table:style-name="ce10" table:formula="of:=[.F33]+[.G33]+[.H33]" office:value-type="float" office:value="0.1429249" calcext:value-type="float">
            <text:p>1.43E-01</text:p>
          </table:table-cell>
          <table:table-cell table:style-name="ce10" table:formula="of:=[.J33]+[.K33]+[.L33]" office:value-type="float" office:value="0.1442422" calcext:value-type="float">
            <text:p>1.44E-01</text:p>
          </table:table-cell>
          <table:table-cell table:style-name="ce10" table:formula="of:=[.N33]+[.O33]+[.P33]" office:value-type="float" office:value="0.1427509" calcext:value-type="float">
            <text:p>1.43E-01</text:p>
          </table:table-cell>
          <table:table-cell table:style-name="ce10" table:formula="of:=[.R33]+[.S33]+[.T33]" office:value-type="float" office:value="0.1442547" calcext:value-type="float">
            <text:p>1.44E-01</text:p>
          </table:table-cell>
          <table:table-cell table:style-name="ce10" table:formula="of:=AVERAGE([.$BF33:.$BJ33])" office:value-type="float" office:value="0.14363878" calcext:value-type="float">
            <text:p>1.44E-01</text:p>
          </table:table-cell>
          <table:table-cell table:style-name="ce10" table:formula="of:=STDEV([.$BF33:.$BK33])" office:value-type="float" office:value="0.000661464095473073" calcext:value-type="float">
            <text:p>6.61E-04</text:p>
          </table:table-cell>
          <table:table-cell table:style-name="ce11" table:formula="of:=[.BL33]/[.BK33]" office:value-type="percentage" office:value="0.00460505230880597" calcext:value-type="percentage">
            <text:p>0.46%</text:p>
          </table:table-cell>
          <table:table-cell table:style-name="ce10" table:formula="of:=[.BN32]/2" office:value-type="float" office:value="0.0089656325" calcext:value-type="float">
            <text:p>8.97E-03</text:p>
          </table:table-cell>
          <table:table-cell table:number-columns-repeated="16318"/>
        </table:table-row>
        <table:table-row table:style-name="ro3" table:number-rows-repeated="104854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initial-creator>Carlos Vidal</meta:initial-creator>
    <meta:creation-date>2022-12-18T22:59:11Z</meta:creation-date>
    <dc:date>2022-12-25T23:01:17.385765370</dc:date>
    <meta:editing-cycles>16</meta:editing-cycles>
    <meta:editing-duration>PT3H11M53S</meta:editing-duration>
    <meta:document-statistic meta:table-count="1" meta:cell-count="11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7f7f7f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81">
      <style:chart-properties chart:display-label="true" chart:tick-marks-major-inner="false" chart:tick-marks-major-outer="false" chart:logarithmic="true" chart:minimum="0.006" chart:maximum="0.3" chart:origin="0" chart:interval-major="0.5" chart:interval-minor-divisor="1" chart:gap-width="150" chart:reverse-direction="false" text:line-break="false" loext:try-staggering-first="false" chart:link-data-style-to-source="true" chart:axis-position="start"/>
      <style:graphic-properties svg:stroke-width="0.018cm" svg:stroke-color="#7f7f7f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35cm" svg:stroke-color="#7f7f7f"/>
    </style:style>
    <style:style style:name="ch8" style:family="chart">
      <style:graphic-properties draw:stroke="dash" draw:stroke-dash="SysDash" svg:stroke-width="0.018cm" svg:stroke-color="#bcbcbc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314004" svg:stroke-linecap="round" draw:fill="none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ff950e" svg:stroke-linecap="round" draw:fill="non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394cm" svg:height="13.758cm" xlink:href=".." xlink:type="simple" chart:class="chart:line" chart:style-name="ch1">
        <chart:legend chart:legend-position="end" svg:x="17.84cm" svg:y="6.347cm" style:legend-expansion="high" chart:style-name="ch2"/>
        <chart:plot-area chart:style-name="ch3" table:cell-range-address="Sheet1.BD4:Sheet1.BD14 Sheet1.BK3:Sheet1.BK14 Sheet1.BN3:Sheet1.BN14" chart:data-source-has-labels="both" svg:x="1.752cm" svg:y="1.388cm" svg:width="15.654cm" svg:height="11.031cm">
          <chart:coordinate-region svg:x="3.123cm" svg:y="1.388cm" svg:width="14.091cm" svg:height="10.4cm"/>
          <chart:axis chart:dimension="x" chart:name="primary-x" chart:style-name="ch4" chartooo:axis-type="text">
            <chart:categories table:cell-range-address="Sheet1.BD4:Sheet1.BD14"/>
          </chart:axis>
          <chart:axis chart:dimension="y" chart:name="primary-y" chart:style-name="ch5">
            <chart:title svg:x="0.805cm" svg:y="7.671cm" chart:style-name="ch6">
              <text:p>Y Axis Title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BK4:Sheet1.BK14" chart:label-cell-address="Sheet1.BK3:Sheet1.BK3" chart:class="chart:line">
            <chart:data-point chart:repeated="11"/>
          </chart:series>
          <chart:series chart:style-name="ch10" chart:values-cell-range-address="Sheet1.BN4:Sheet1.BN14" chart:label-cell-address="Sheet1.BN3:Sheet1.BN3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K3:Sheet1.BK3</svg:desc>
                </draw:g>
              </table:table-cell>
              <table:table-cell office:value-type="string">
                <text:p>Theorical Value</text:p>
                <draw:g>
                  <svg:desc>Sheet1.BN3:Sheet1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⁰</text:p>
                <draw:g>
                  <svg:desc>Sheet1.BD4:Sheet1.BD14</svg:desc>
                </draw:g>
              </table:table-cell>
              <table:table-cell office:value-type="float" office:value="0.23585636">
                <text:p>0.23585636</text:p>
                <draw:g>
                  <svg:desc>Sheet1.BK4:Sheet1.BK14</svg:desc>
                </draw:g>
              </table:table-cell>
              <table:table-cell office:value-type="float" office:value="0.23585636">
                <text:p>0.23585636</text:p>
                <draw:g>
                  <svg:desc>Sheet1.BN4:Sheet1.BN14</svg:desc>
                </draw:g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2090965">
                <text:p>0.2090965</text:p>
              </table:table-cell>
              <table:table-cell office:value-type="float" office:value="0.11792818">
                <text:p>0.11792818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700826">
                <text:p>0.15700826</text:p>
              </table:table-cell>
              <table:table-cell office:value-type="float" office:value="0.05896409">
                <text:p>0.05896409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474748">
                <text:p>0.15474748</text:p>
              </table:table-cell>
              <table:table-cell office:value-type="float" office:value="0.029482045">
                <text:p>0.029482045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388338">
                <text:p>0.15388338</text:p>
              </table:table-cell>
              <table:table-cell office:value-type="float" office:value="0.0147410225">
                <text:p>0.0147410225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430273">
                <text:p>0.143027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487478">
                <text:p>0.148747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26413">
                <text:p>0.152641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630628">
                <text:p>0.1563062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16222414">
                <text:p>0.16222414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¹⁰</text:p>
              </table:table-cell>
              <table:table-cell office:value-type="float" office:value="0.17013506">
                <text:p>0.17013506</text:p>
              </table:table-cell>
              <table:table-cell office:value-type="float" office:value="0.00737051125">
                <text:p>0.0073705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SysDash" draw:style="rect" draw:dots1="1" draw:dots1-length="0.018cm" draw:distance="0.018cm"/>
  </office:styles>
</office:document-styles>
</file>